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5625in" fo:margin-left="0.0104in" fo:margin-top="0in" fo:margin-bottom="0in" table:align="left"/>
    </style:style>
    <style:style style:name="Table1.A" style:family="table-column">
      <style:table-column-properties style:column-width="1.625in"/>
    </style:style>
    <style:style style:name="Table1.B" style:family="table-column">
      <style:table-column-properties style:column-width="2.0625in"/>
    </style:style>
    <style:style style:name="Table1.C" style:family="table-column">
      <style:table-column-properties style:column-width="1.1382in"/>
    </style:style>
    <style:style style:name="Table1.D" style:family="table-column">
      <style:table-column-properties style:column-width="0.9444in"/>
    </style:style>
    <style:style style:name="Table1.E" style:family="table-column">
      <style:table-column-properties style:column-width="0.792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C1" style:family="table-cell">
      <style:table-cell-properties style:vertical-align="" fo:padding="0.0694in" fo:border-left="1pt solid #000000" fo:border-right="none" fo:border-top="1pt solid #000000" fo:border-bottom="1pt solid #000000"/>
    </style:style>
    <style:style style:name="Table1.A3" style:family="table-cell">
      <style:table-cell-properties style:vertical-align="" fo:padding="0.0694in" fo:border-left="1pt solid #000000" fo:border-right="1pt solid #000000" fo:border-top="none" fo:border-bottom="1pt solid #000000"/>
    </style:style>
    <style:style style:name="Table1.C3" style:family="table-cell">
      <style:table-cell-properties style:vertical-align="" fo:padding="0.0694in" fo:border-left="1pt solid #000000" fo:border-right="none" fo:border-top="none" fo:border-bottom="1pt solid #000000"/>
    </style:style>
    <style:style style:name="Table2" style:family="table">
      <style:table-properties style:width="1.8125in" table:align="left" style:shadow="none" style:may-break-between-rows="true" table:border-model="collapsing"/>
    </style:style>
    <style:style style:name="Table2.A" style:family="table-column">
      <style:table-column-properties style:column-width="0.625in"/>
    </style:style>
    <style:style style:name="Table2.B" style:family="table-column">
      <style:table-column-properties style:column-width="1.187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orphans="0" fo:widows="0"/>
      <style:text-properties fo:font-weight="bold" officeooo:paragraph-rsid="00170a14" style:font-weight-asian="bold" style:font-weight-complex="bold"/>
    </style:style>
    <style:style style:name="P2" style:family="paragraph" style:parent-style-name="Standard">
      <style:text-properties officeooo:rsid="0010cff3" officeooo:paragraph-rsid="00170a14"/>
    </style:style>
    <style:style style:name="P3" style:family="paragraph" style:parent-style-name="Standard">
      <style:paragraph-properties fo:line-height="100%" fo:orphans="0" fo:widows="0"/>
      <style:text-properties officeooo:rsid="001d5831" officeooo:paragraph-rsid="001d5831"/>
    </style:style>
    <style:style style:name="P4" style:family="paragraph" style:parent-style-name="Title" style:master-page-name="Standard">
      <style:paragraph-properties fo:text-align="center" style:justify-single-word="false" style:page-number="1"/>
    </style:style>
    <style:style style:name="P5" style:family="paragraph" style:parent-style-name="Contents_20_1">
      <style:paragraph-properties>
        <style:tab-stops>
          <style:tab-stop style:position="6.5in" style:type="right" style:leader-style="dotted" style:leader-text="."/>
        </style:tab-stops>
      </style:paragraph-properties>
    </style:style>
    <style:style style:name="P6" style:family="paragraph" style:parent-style-name="Contents_20_2">
      <style:paragraph-properties>
        <style:tab-stops>
          <style:tab-stop style:position="6.5in" style:type="right" style:leader-style="dotted" style:leader-text="."/>
        </style:tab-stops>
      </style:paragraph-properties>
    </style:style>
    <style:style style:name="P7" style:family="paragraph" style:parent-style-name="Heading_20_1">
      <style:text-properties officeooo:rsid="000801f5" officeooo:paragraph-rsid="000801f5"/>
    </style:style>
    <style:style style:name="P8" style:family="paragraph" style:parent-style-name="Heading_20_1">
      <style:text-properties officeooo:rsid="00164e15" officeooo:paragraph-rsid="00164e15"/>
    </style:style>
    <style:style style:name="P9" style:family="paragraph" style:parent-style-name="Heading_20_1">
      <style:text-properties officeooo:rsid="00124b26" officeooo:paragraph-rsid="00170a14"/>
    </style:style>
    <style:style style:name="P10" style:family="paragraph" style:parent-style-name="Heading_20_1">
      <style:text-properties officeooo:rsid="003a2bde" officeooo:paragraph-rsid="003a2bde"/>
    </style:style>
    <style:style style:name="P11" style:family="paragraph" style:parent-style-name="Heading_20_1">
      <style:text-properties officeooo:rsid="003f766a" officeooo:paragraph-rsid="003f766a"/>
    </style:style>
    <style:style style:name="P12" style:family="paragraph" style:parent-style-name="Heading_20_2">
      <style:text-properties officeooo:rsid="00085edb" officeooo:paragraph-rsid="00085edb"/>
    </style:style>
    <style:style style:name="P13" style:family="paragraph" style:parent-style-name="Heading_20_2">
      <style:text-properties officeooo:rsid="00085edb" officeooo:paragraph-rsid="0009d290"/>
    </style:style>
    <style:style style:name="P14" style:family="paragraph" style:parent-style-name="Heading_20_2">
      <style:text-properties officeooo:rsid="0009d290" officeooo:paragraph-rsid="0009d290"/>
    </style:style>
    <style:style style:name="P15" style:family="paragraph" style:parent-style-name="Heading_20_2">
      <style:text-properties officeooo:rsid="000bb4c0" officeooo:paragraph-rsid="000bb4c0"/>
    </style:style>
    <style:style style:name="P16" style:family="paragraph" style:parent-style-name="Heading_20_2">
      <style:text-properties officeooo:rsid="000e466a" officeooo:paragraph-rsid="000e466a"/>
    </style:style>
    <style:style style:name="P17" style:family="paragraph" style:parent-style-name="Heading_20_2">
      <style:text-properties officeooo:rsid="0010295b" officeooo:paragraph-rsid="0010295b"/>
    </style:style>
    <style:style style:name="P18" style:family="paragraph" style:parent-style-name="Heading_20_2">
      <style:text-properties officeooo:rsid="0014204c" officeooo:paragraph-rsid="0014204c"/>
    </style:style>
    <style:style style:name="P19" style:family="paragraph" style:parent-style-name="Heading_20_2">
      <style:text-properties officeooo:rsid="001bedaf" officeooo:paragraph-rsid="001bedaf"/>
    </style:style>
    <style:style style:name="P20" style:family="paragraph" style:parent-style-name="Heading_20_2">
      <style:text-properties officeooo:rsid="00124b26" officeooo:paragraph-rsid="00124b26"/>
    </style:style>
    <style:style style:name="P21" style:family="paragraph" style:parent-style-name="Heading_20_2">
      <style:text-properties officeooo:rsid="003bc21f" officeooo:paragraph-rsid="003bc21f"/>
    </style:style>
    <style:style style:name="P22" style:family="paragraph" style:parent-style-name="Heading_20_2">
      <style:text-properties officeooo:rsid="003cab2a" officeooo:paragraph-rsid="003cab2a"/>
    </style:style>
    <style:style style:name="P23" style:family="paragraph" style:parent-style-name="Heading_20_2">
      <style:text-properties officeooo:rsid="003f766a" officeooo:paragraph-rsid="003f766a"/>
    </style:style>
    <style:style style:name="P24" style:family="paragraph" style:parent-style-name="Heading_20_2">
      <style:text-properties officeooo:rsid="003f81f0" officeooo:paragraph-rsid="003f81f0"/>
    </style:style>
    <style:style style:name="P25" style:family="paragraph" style:parent-style-name="Heading_20_2">
      <style:text-properties officeooo:rsid="0041578f" officeooo:paragraph-rsid="0041578f"/>
    </style:style>
    <style:style style:name="P26" style:family="paragraph" style:parent-style-name="Heading_20_2">
      <style:text-properties officeooo:rsid="0042fed8" officeooo:paragraph-rsid="0042fed8"/>
    </style:style>
    <style:style style:name="P27" style:family="paragraph" style:parent-style-name="Heading_20_2">
      <style:text-properties officeooo:rsid="00449c03" officeooo:paragraph-rsid="00449c03"/>
    </style:style>
    <style:style style:name="P28" style:family="paragraph" style:parent-style-name="Heading_20_2">
      <style:text-properties officeooo:paragraph-rsid="00449c03"/>
    </style:style>
    <style:style style:name="P29" style:family="paragraph" style:parent-style-name="Standard">
      <style:paragraph-properties fo:line-height="100%" fo:orphans="0" fo:widows="0"/>
      <style:text-properties officeooo:rsid="001f43b5" officeooo:paragraph-rsid="001f43b5"/>
    </style:style>
    <style:style style:name="P30" style:family="paragraph" style:parent-style-name="Standard">
      <style:paragraph-properties fo:line-height="100%" fo:orphans="0" fo:widows="0"/>
      <style:text-properties officeooo:rsid="001f43b5" officeooo:paragraph-rsid="00213e0c"/>
    </style:style>
    <style:style style:name="P31" style:family="paragraph" style:parent-style-name="Standard">
      <style:paragraph-properties fo:line-height="100%" fo:orphans="0" fo:widows="0"/>
      <style:text-properties fo:font-weight="bold" officeooo:rsid="001f43b5" officeooo:paragraph-rsid="001f43b5" style:font-weight-asian="bold" style:font-weight-complex="bold"/>
    </style:style>
    <style:style style:name="P32" style:family="paragraph" style:parent-style-name="Standard">
      <style:text-properties fo:font-weight="bold" officeooo:rsid="002df148" officeooo:paragraph-rsid="002df148" style:font-weight-asian="bold" style:font-weight-complex="bold"/>
    </style:style>
    <style:style style:name="P33" style:family="paragraph" style:parent-style-name="Standard">
      <style:text-properties fo:font-weight="bold" officeooo:rsid="002f64bd" officeooo:paragraph-rsid="002f64bd" style:font-weight-asian="bold" style:font-weight-complex="bold"/>
    </style:style>
    <style:style style:name="P34" style:family="paragraph" style:parent-style-name="Standard">
      <style:text-properties fo:font-weight="bold" officeooo:rsid="0030d985" officeooo:paragraph-rsid="0030d985" style:font-weight-asian="bold" style:font-weight-complex="bold"/>
    </style:style>
    <style:style style:name="P35" style:family="paragraph" style:parent-style-name="Standard">
      <style:text-properties fo:font-weight="bold" officeooo:rsid="00335716" officeooo:paragraph-rsid="00335716" style:font-weight-asian="bold" style:font-weight-complex="bold"/>
    </style:style>
    <style:style style:name="P36" style:family="paragraph" style:parent-style-name="Standard">
      <style:text-properties fo:font-weight="bold" officeooo:rsid="00350b6e" officeooo:paragraph-rsid="00350b6e" style:font-weight-asian="bold" style:font-weight-complex="bold"/>
    </style:style>
    <style:style style:name="P37" style:family="paragraph" style:parent-style-name="Standard">
      <style:text-properties fo:font-weight="bold" officeooo:rsid="00363d65" officeooo:paragraph-rsid="00363d65" style:font-weight-asian="bold" style:font-weight-complex="bold"/>
    </style:style>
    <style:style style:name="P38" style:family="paragraph" style:parent-style-name="Standard">
      <style:text-properties fo:font-weight="bold" officeooo:rsid="0038473f" officeooo:paragraph-rsid="0038473f" style:font-weight-asian="bold" style:font-weight-complex="bold"/>
    </style:style>
    <style:style style:name="P39" style:family="paragraph" style:parent-style-name="Standard">
      <style:text-properties fo:font-weight="bold" officeooo:rsid="00389cbd" officeooo:paragraph-rsid="00389cbd" style:font-weight-asian="bold" style:font-weight-complex="bold"/>
    </style:style>
    <style:style style:name="P40" style:family="paragraph" style:parent-style-name="Standard" style:list-style-name="L1">
      <style:text-properties fo:font-weight="bold" officeooo:rsid="003f766a" officeooo:paragraph-rsid="003f766a" style:font-weight-asian="bold" style:font-weight-complex="bold"/>
    </style:style>
    <style:style style:name="P41" style:family="paragraph" style:parent-style-name="Standard" style:list-style-name="L1">
      <style:text-properties fo:font-weight="bold" officeooo:rsid="003f81f0" officeooo:paragraph-rsid="003f81f0" style:font-weight-asian="bold" style:font-weight-complex="bold"/>
    </style:style>
    <style:style style:name="P42" style:family="paragraph" style:parent-style-name="Standard">
      <style:text-properties fo:font-weight="bold" officeooo:rsid="003f81f0" officeooo:paragraph-rsid="003f81f0" style:font-weight-asian="bold" style:font-weight-complex="bold"/>
    </style:style>
    <style:style style:name="P43" style:family="paragraph" style:parent-style-name="Standard">
      <style:text-properties fo:font-weight="bold" officeooo:rsid="0008f659" officeooo:paragraph-rsid="0009d290" style:font-weight-asian="bold" style:font-weight-complex="bold"/>
    </style:style>
    <style:style style:name="P44" style:family="paragraph" style:parent-style-name="Standard">
      <style:text-properties fo:font-weight="bold" officeooo:rsid="0008f659" officeooo:paragraph-rsid="0010295b" style:font-weight-asian="bold" style:font-weight-complex="bold"/>
    </style:style>
    <style:style style:name="P45" style:family="paragraph" style:parent-style-name="Standard">
      <style:text-properties fo:font-weight="bold" officeooo:rsid="0008f659" officeooo:paragraph-rsid="000e466a" style:font-weight-asian="bold" style:font-weight-complex="bold"/>
    </style:style>
    <style:style style:name="P46" style:family="paragraph" style:parent-style-name="Standard">
      <style:text-properties fo:font-weight="bold" officeooo:rsid="0008f659" officeooo:paragraph-rsid="000bb4c0" style:font-weight-asian="bold" style:font-weight-complex="bold"/>
    </style:style>
    <style:style style:name="P47" style:family="paragraph" style:parent-style-name="Standard">
      <style:text-properties fo:font-weight="bold" officeooo:rsid="0008f659" officeooo:paragraph-rsid="0008f659" style:font-weight-asian="bold" style:font-weight-complex="bold"/>
    </style:style>
    <style:style style:name="P48" style:family="paragraph" style:parent-style-name="Standard">
      <style:text-properties fo:font-weight="bold" officeooo:rsid="00085edb" officeooo:paragraph-rsid="0010295b" style:font-weight-asian="bold" style:font-weight-complex="bold"/>
    </style:style>
    <style:style style:name="P49" style:family="paragraph" style:parent-style-name="Standard">
      <style:text-properties fo:font-weight="bold" officeooo:rsid="00085edb" officeooo:paragraph-rsid="000e466a" style:font-weight-asian="bold" style:font-weight-complex="bold"/>
    </style:style>
    <style:style style:name="P50" style:family="paragraph" style:parent-style-name="Standard">
      <style:text-properties fo:font-weight="bold" officeooo:rsid="00085edb" officeooo:paragraph-rsid="000bb4c0" style:font-weight-asian="bold" style:font-weight-complex="bold"/>
    </style:style>
    <style:style style:name="P51" style:family="paragraph" style:parent-style-name="Standard">
      <style:text-properties fo:font-weight="bold" officeooo:rsid="00085edb" officeooo:paragraph-rsid="0009d290" style:font-weight-asian="bold" style:font-weight-complex="bold"/>
    </style:style>
    <style:style style:name="P52" style:family="paragraph" style:parent-style-name="Standard">
      <style:text-properties fo:font-weight="bold" officeooo:rsid="00085edb" officeooo:paragraph-rsid="00085edb" style:font-weight-asian="bold" style:font-weight-complex="bold"/>
    </style:style>
    <style:style style:name="P53" style:family="paragraph" style:parent-style-name="Standard" style:list-style-name="L3">
      <style:text-properties fo:font-weight="bold" officeooo:rsid="0041578f" officeooo:paragraph-rsid="0041578f" style:font-weight-asian="bold" style:font-weight-complex="bold"/>
    </style:style>
    <style:style style:name="P54" style:family="paragraph" style:parent-style-name="Standard" style:list-style-name="L3">
      <style:text-properties fo:font-weight="bold" officeooo:rsid="0041578f" officeooo:paragraph-rsid="0042e316" style:font-weight-asian="bold" style:font-weight-complex="bold"/>
    </style:style>
    <style:style style:name="P55" style:family="paragraph" style:parent-style-name="Standard" style:list-style-name="L4">
      <style:text-properties fo:font-weight="bold" officeooo:rsid="0042e316" officeooo:paragraph-rsid="0042e316" style:font-weight-asian="bold" style:font-weight-complex="bold"/>
    </style:style>
    <style:style style:name="P56" style:family="paragraph" style:parent-style-name="Standard" style:list-style-name="L6">
      <style:text-properties fo:font-weight="bold" officeooo:rsid="00449c03" officeooo:paragraph-rsid="00449c03" style:font-weight-asian="bold" style:font-weight-complex="bold"/>
    </style:style>
    <style:style style:name="P57" style:family="paragraph" style:parent-style-name="Standard">
      <style:text-properties fo:font-weight="bold" officeooo:rsid="00469e55" officeooo:paragraph-rsid="00469e55" style:font-weight-asian="bold" style:font-weight-complex="bold"/>
    </style:style>
    <style:style style:name="P58" style:family="paragraph" style:parent-style-name="Standard">
      <style:paragraph-properties fo:line-height="100%" fo:orphans="0" fo:widows="0"/>
      <style:text-properties officeooo:rsid="001d5831" officeooo:paragraph-rsid="001d5831"/>
    </style:style>
    <style:style style:name="P59" style:family="paragraph" style:parent-style-name="Standard">
      <style:paragraph-properties fo:line-height="100%" fo:orphans="0" fo:widows="0"/>
      <style:text-properties officeooo:paragraph-rsid="00170a14"/>
    </style:style>
    <style:style style:name="P60" style:family="paragraph" style:parent-style-name="Standard">
      <style:paragraph-properties fo:line-height="100%" fo:orphans="0" fo:widows="0"/>
      <style:text-properties officeooo:rsid="00213e0c" officeooo:paragraph-rsid="00213e0c"/>
    </style:style>
    <style:style style:name="P61" style:family="paragraph" style:parent-style-name="Standard">
      <style:paragraph-properties fo:line-height="100%" fo:orphans="0" fo:widows="0"/>
      <style:text-properties officeooo:rsid="00226c1c" officeooo:paragraph-rsid="00226c1c"/>
    </style:style>
    <style:style style:name="P62" style:family="paragraph" style:parent-style-name="Standard">
      <style:paragraph-properties fo:line-height="100%" fo:orphans="0" fo:widows="0"/>
      <style:text-properties officeooo:rsid="0023a6c6" officeooo:paragraph-rsid="0023a6c6"/>
    </style:style>
    <style:style style:name="P63" style:family="paragraph" style:parent-style-name="Standard">
      <style:paragraph-properties fo:line-height="100%" fo:orphans="0" fo:widows="0"/>
      <style:text-properties officeooo:rsid="00257a93" officeooo:paragraph-rsid="00257a93"/>
    </style:style>
    <style:style style:name="P64" style:family="paragraph" style:parent-style-name="Standard">
      <style:paragraph-properties fo:line-height="100%" fo:orphans="0" fo:widows="0"/>
      <style:text-properties officeooo:rsid="002684fa" officeooo:paragraph-rsid="002684fa"/>
    </style:style>
    <style:style style:name="P65" style:family="paragraph" style:parent-style-name="Standard">
      <style:paragraph-properties fo:line-height="100%" fo:orphans="0" fo:widows="0"/>
      <style:text-properties officeooo:rsid="00286703" officeooo:paragraph-rsid="00286703"/>
    </style:style>
    <style:style style:name="P66" style:family="paragraph" style:parent-style-name="Standard">
      <style:paragraph-properties fo:line-height="100%" fo:orphans="0" fo:widows="0"/>
      <style:text-properties officeooo:rsid="0029f1f2" officeooo:paragraph-rsid="0029f1f2"/>
    </style:style>
    <style:style style:name="P67" style:family="paragraph" style:parent-style-name="Standard">
      <style:paragraph-properties fo:line-height="100%" fo:orphans="0" fo:widows="0"/>
      <style:text-properties officeooo:rsid="002a6fec" officeooo:paragraph-rsid="002a6fec"/>
    </style:style>
    <style:style style:name="P68" style:family="paragraph" style:parent-style-name="Standard">
      <style:paragraph-properties fo:line-height="100%" fo:orphans="0" fo:widows="0"/>
      <style:text-properties officeooo:rsid="002c0421" officeooo:paragraph-rsid="002c0421"/>
    </style:style>
    <style:style style:name="P69" style:family="paragraph" style:parent-style-name="Standard">
      <style:text-properties officeooo:paragraph-rsid="00335716"/>
    </style:style>
    <style:style style:name="P70" style:family="paragraph" style:parent-style-name="Standard">
      <style:text-properties officeooo:rsid="00124b26" officeooo:paragraph-rsid="00124b26"/>
    </style:style>
    <style:style style:name="P71" style:family="paragraph" style:parent-style-name="Standard">
      <style:text-properties officeooo:rsid="003a2bde" officeooo:paragraph-rsid="003a2bde"/>
    </style:style>
    <style:style style:name="P72" style:family="paragraph" style:parent-style-name="Standard">
      <style:text-properties officeooo:rsid="0018f5f9" officeooo:paragraph-rsid="0018f5f9"/>
    </style:style>
    <style:style style:name="P73" style:family="paragraph" style:parent-style-name="Standard">
      <style:text-properties officeooo:paragraph-rsid="003a2bde"/>
    </style:style>
    <style:style style:name="P74" style:family="paragraph" style:parent-style-name="Standard">
      <style:text-properties officeooo:rsid="003bc21f" officeooo:paragraph-rsid="003bc21f"/>
    </style:style>
    <style:style style:name="P75" style:family="paragraph" style:parent-style-name="Standard" style:list-style-name="L5">
      <style:text-properties fo:font-weight="normal" officeooo:rsid="0042fed8" officeooo:paragraph-rsid="0042fed8" style:font-weight-asian="normal" style:font-weight-complex="normal"/>
    </style:style>
    <style:style style:name="P76" style:family="paragraph" style:parent-style-name="Standard">
      <style:text-properties officeooo:rsid="003cab2a" officeooo:paragraph-rsid="003cab2a"/>
    </style:style>
    <style:style style:name="P77" style:family="paragraph" style:parent-style-name="Standard">
      <style:text-properties officeooo:rsid="003d7f12" officeooo:paragraph-rsid="003d7f12"/>
    </style:style>
    <style:style style:name="P78" style:family="paragraph" style:parent-style-name="Standard">
      <style:text-properties officeooo:rsid="003f766a" officeooo:paragraph-rsid="003f766a"/>
    </style:style>
    <style:style style:name="P79" style:family="paragraph" style:parent-style-name="Standard">
      <style:text-properties officeooo:rsid="001bedaf" officeooo:paragraph-rsid="001bedaf"/>
    </style:style>
    <style:style style:name="P80" style:family="paragraph" style:parent-style-name="Standard">
      <style:text-properties officeooo:rsid="0014204c" officeooo:paragraph-rsid="0014204c"/>
    </style:style>
    <style:style style:name="P81" style:family="paragraph" style:parent-style-name="Standard">
      <style:text-properties officeooo:rsid="0010cff3" officeooo:paragraph-rsid="0010cff3"/>
    </style:style>
    <style:style style:name="P82" style:family="paragraph" style:parent-style-name="Standard">
      <style:text-properties officeooo:rsid="00085edb" officeooo:paragraph-rsid="0009d290"/>
    </style:style>
    <style:style style:name="P83" style:family="paragraph" style:parent-style-name="Standard">
      <style:text-properties officeooo:rsid="00085edb" officeooo:paragraph-rsid="0010295b"/>
    </style:style>
    <style:style style:name="P84" style:family="paragraph" style:parent-style-name="Standard">
      <style:text-properties officeooo:rsid="00085edb" officeooo:paragraph-rsid="000e466a"/>
    </style:style>
    <style:style style:name="P85" style:family="paragraph" style:parent-style-name="Standard">
      <style:text-properties officeooo:rsid="00085edb" officeooo:paragraph-rsid="000bb4c0"/>
    </style:style>
    <style:style style:name="P86" style:family="paragraph" style:parent-style-name="Standard">
      <style:text-properties officeooo:rsid="00085edb" officeooo:paragraph-rsid="00085edb"/>
    </style:style>
    <style:style style:name="P87" style:family="paragraph" style:parent-style-name="Standard">
      <style:text-properties officeooo:rsid="000801f5" officeooo:paragraph-rsid="000801f5"/>
    </style:style>
    <style:style style:name="P88" style:family="paragraph" style:parent-style-name="Standard">
      <style:text-properties officeooo:rsid="003f81f0" officeooo:paragraph-rsid="003f81f0"/>
    </style:style>
    <style:style style:name="P89" style:family="paragraph" style:parent-style-name="Standard" style:list-style-name="L2">
      <style:text-properties officeooo:rsid="003f81f0" officeooo:paragraph-rsid="003f81f0"/>
    </style:style>
    <style:style style:name="P90" style:family="paragraph" style:parent-style-name="Standard">
      <style:text-properties officeooo:rsid="0041578f" officeooo:paragraph-rsid="0041578f"/>
    </style:style>
    <style:style style:name="P91" style:family="paragraph" style:parent-style-name="Standard" style:list-style-name="L4">
      <style:text-properties officeooo:rsid="0042e316" officeooo:paragraph-rsid="0042e316"/>
    </style:style>
    <style:style style:name="P92" style:family="paragraph" style:parent-style-name="Standard">
      <style:text-properties officeooo:rsid="0042fed8" officeooo:paragraph-rsid="0042fed8"/>
    </style:style>
    <style:style style:name="P93" style:family="paragraph" style:parent-style-name="Standard" style:list-style-name="L5">
      <style:text-properties officeooo:rsid="0042fed8" officeooo:paragraph-rsid="0042fed8"/>
    </style:style>
    <style:style style:name="P94" style:family="paragraph" style:parent-style-name="Standard">
      <style:text-properties officeooo:rsid="00449c03" officeooo:paragraph-rsid="00449c03"/>
    </style:style>
    <style:style style:name="P95" style:family="paragraph" style:parent-style-name="Standard" style:list-style-name="L6">
      <style:text-properties officeooo:rsid="00449c03" officeooo:paragraph-rsid="00449c03"/>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ab2a" officeooo:paragraph-rsid="003cab2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79f9e"/>
    </style:style>
    <style:style style:name="T2" style:family="text">
      <style:text-properties fo:font-weight="bold" style:font-weight-asian="bold" style:font-weight-complex="bold"/>
    </style:style>
    <style:style style:name="T3" style:family="text">
      <style:text-properties fo:font-weight="bold" officeooo:rsid="0009d290" style:font-weight-asian="bold" style:font-weight-complex="bold"/>
    </style:style>
    <style:style style:name="T4" style:family="text">
      <style:text-properties fo:font-weight="bold" officeooo:rsid="00335716"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font-weight="normal" officeooo:rsid="0009d290" style:font-weight-asian="normal" style:font-weight-complex="normal"/>
    </style:style>
    <style:style style:name="T8" style:family="text">
      <style:text-properties fo:font-weight="normal" officeooo:rsid="000bb4c0" style:font-weight-asian="normal" style:font-weight-complex="normal"/>
    </style:style>
    <style:style style:name="T9" style:family="text">
      <style:text-properties fo:font-weight="normal" officeooo:rsid="000e466a" style:font-weight-asian="normal" style:font-weight-complex="normal"/>
    </style:style>
    <style:style style:name="T10" style:family="text">
      <style:text-properties fo:font-weight="normal" officeooo:rsid="0010295b" style:font-weight-asian="normal" style:font-weight-complex="normal"/>
    </style:style>
    <style:style style:name="T11" style:family="text">
      <style:text-properties fo:font-weight="normal" officeooo:rsid="00170a14" style:font-weight-asian="normal" style:font-weight-complex="normal"/>
    </style:style>
    <style:style style:name="T12" style:family="text">
      <style:text-properties fo:font-weight="normal" officeooo:rsid="002f64bd" style:font-weight-asian="normal" style:font-weight-complex="normal"/>
    </style:style>
    <style:style style:name="T13" style:family="text">
      <style:text-properties fo:font-weight="normal" officeooo:rsid="0030d985" style:font-weight-asian="normal" style:font-weight-complex="normal"/>
    </style:style>
    <style:style style:name="T14" style:family="text">
      <style:text-properties fo:font-weight="normal" officeooo:rsid="00324c76" style:font-weight-asian="normal" style:font-weight-complex="normal"/>
    </style:style>
    <style:style style:name="T15" style:family="text">
      <style:text-properties fo:font-weight="normal" officeooo:rsid="00335716" style:font-weight-asian="normal" style:font-weight-complex="normal"/>
    </style:style>
    <style:style style:name="T16" style:family="text">
      <style:text-properties fo:font-weight="normal" officeooo:rsid="00350b6e" style:font-weight-asian="normal" style:font-weight-complex="normal"/>
    </style:style>
    <style:style style:name="T17" style:family="text">
      <style:text-properties fo:font-weight="normal" officeooo:rsid="00363d65" style:font-weight-asian="normal" style:font-weight-complex="normal"/>
    </style:style>
    <style:style style:name="T18" style:family="text">
      <style:text-properties fo:font-weight="normal" officeooo:rsid="0038473f" style:font-weight-asian="normal" style:font-weight-complex="normal"/>
    </style:style>
    <style:style style:name="T19" style:family="text">
      <style:text-properties fo:font-weight="normal" officeooo:rsid="00389cbd" style:font-weight-asian="normal" style:font-weight-complex="normal"/>
    </style:style>
    <style:style style:name="T20" style:family="text">
      <style:text-properties fo:font-weight="normal" officeooo:rsid="003a2bde" style:font-weight-asian="normal" style:font-weight-complex="normal"/>
    </style:style>
    <style:style style:name="T21" style:family="text">
      <style:text-properties fo:font-weight="normal" officeooo:rsid="003f766a" style:font-weight-asian="normal" style:font-weight-complex="normal"/>
    </style:style>
    <style:style style:name="T22" style:family="text">
      <style:text-properties fo:font-weight="normal" officeooo:rsid="0042e316" style:font-weight-asian="normal" style:font-weight-complex="normal"/>
    </style:style>
    <style:style style:name="T23" style:family="text">
      <style:text-properties officeooo:rsid="0009d290"/>
    </style:style>
    <style:style style:name="T24" style:family="text">
      <style:text-properties officeooo:rsid="000bb4c0"/>
    </style:style>
    <style:style style:name="T25" style:family="text">
      <style:text-properties officeooo:rsid="000e466a"/>
    </style:style>
    <style:style style:name="T26" style:family="text">
      <style:text-properties officeooo:rsid="0010295b"/>
    </style:style>
    <style:style style:name="T27" style:family="text">
      <style:text-properties officeooo:rsid="0010cff3"/>
    </style:style>
    <style:style style:name="T28" style:family="text">
      <style:text-properties officeooo:rsid="0014204c"/>
    </style:style>
    <style:style style:name="T29" style:family="text">
      <style:text-properties officeooo:rsid="00170a14"/>
    </style:style>
    <style:style style:name="T30" style:family="text">
      <style:text-properties officeooo:rsid="0018f5f9"/>
    </style:style>
    <style:style style:name="T31" style:family="text">
      <style:text-properties style:text-position="super 58%"/>
    </style:style>
    <style:style style:name="T32" style:family="text">
      <style:text-properties officeooo:rsid="001f43b5"/>
    </style:style>
    <style:style style:name="T33" style:family="text">
      <style:text-properties officeooo:rsid="0023a6c6"/>
    </style:style>
    <style:style style:name="T34" style:family="text">
      <style:text-properties officeooo:rsid="00257a93"/>
    </style:style>
    <style:style style:name="T35" style:family="text">
      <style:text-properties officeooo:rsid="0029f1f2"/>
    </style:style>
    <style:style style:name="T36" style:family="text">
      <style:text-properties officeooo:rsid="002a6fec"/>
    </style:style>
    <style:style style:name="T37" style:family="text">
      <style:text-properties officeooo:rsid="00350b6e"/>
    </style:style>
    <style:style style:name="T38" style:family="text">
      <style:text-properties officeooo:rsid="003a2bde"/>
    </style:style>
    <style:style style:name="T39" style:family="text">
      <style:text-properties officeooo:rsid="003bc21f"/>
    </style:style>
    <style:style style:name="T40" style:family="text">
      <style:text-properties officeooo:rsid="003cab2a"/>
    </style:style>
    <style:style style:name="T41" style:family="text">
      <style:text-properties officeooo:rsid="003d7f12"/>
    </style:style>
    <style:style style:name="T42" style:family="text">
      <style:text-properties officeooo:rsid="003f766a"/>
    </style:style>
    <style:style style:name="T43" style:family="text">
      <style:text-properties officeooo:rsid="0042e31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pacebattles: <text:span text:style-name="T1">Spaceship combat</text:span></text:p>
      <text:p text:style-name="Standard"/>
      <text:p text:style-name="Standard"><text:bookmark text:name="ctl00_MainContent_DetailedOutput"/>From the smallest transport shuttles to the largest, battleready dreadnoughts, starships are an important part of <text:span text:style-name="T1">a Science-fiction roleplaying game</text:span>. They defend orbital stations from raids by space pirates, engage enemy fleets during massive interstellar conflicts, and explore the deepest reaches of space. But at their simplest, they allow the characters to travel the stars in search of adventure. </text:p>
      <text:p text:style-name="Standard"/>
      <text:p text:style-name="P57">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10259_3910051749" text:style-name="Index_20_Link" text:visited-style-name="Index_20_Link">Spaceship frames<text:tab/>2</text:a></text:p>
          <text:p text:style-name="P6"><text:a xlink:type="simple" xlink:href="#__RefHeading___Toc10261_3910051749" text:style-name="Index_20_Link" text:visited-style-name="Index_20_Link">Racer<text:tab/>2</text:a></text:p>
          <text:p text:style-name="P6"><text:a xlink:type="simple" xlink:href="#__RefHeading___Toc10263_3910051749" text:style-name="Index_20_Link" text:visited-style-name="Index_20_Link">Interceptor<text:tab/>2</text:a></text:p>
          <text:p text:style-name="P6"><text:a xlink:type="simple" xlink:href="#__RefHeading___Toc10265_3910051749" text:style-name="Index_20_Link" text:visited-style-name="Index_20_Link">Fighter<text:tab/>2</text:a></text:p>
          <text:p text:style-name="P6"><text:a xlink:type="simple" xlink:href="#__RefHeading___Toc10267_3910051749" text:style-name="Index_20_Link" text:visited-style-name="Index_20_Link">Shuttle<text:tab/>3</text:a></text:p>
          <text:p text:style-name="P6"><text:a xlink:type="simple" xlink:href="#__RefHeading___Toc10269_3910051749" text:style-name="Index_20_Link" text:visited-style-name="Index_20_Link">Frigate<text:tab/>3</text:a></text:p>
          <text:p text:style-name="P6"><text:a xlink:type="simple" xlink:href="#__RefHeading___Toc10271_3910051749" text:style-name="Index_20_Link" text:visited-style-name="Index_20_Link">Explorer<text:tab/>3</text:a></text:p>
          <text:p text:style-name="P6"><text:a xlink:type="simple" xlink:href="#__RefHeading___Toc10273_3910051749" text:style-name="Index_20_Link" text:visited-style-name="Index_20_Link">Transport<text:tab/>4</text:a></text:p>
          <text:p text:style-name="P6"><text:a xlink:type="simple" xlink:href="#__RefHeading___Toc10275_3910051749" text:style-name="Index_20_Link" text:visited-style-name="Index_20_Link">Destroyer<text:tab/>4</text:a></text:p>
          <text:p text:style-name="P6"><text:a xlink:type="simple" xlink:href="#__RefHeading___Toc10277_3910051749" text:style-name="Index_20_Link" text:visited-style-name="Index_20_Link">Template<text:tab/>4</text:a></text:p>
          <text:p text:style-name="P5"><text:a xlink:type="simple" xlink:href="#__RefHeading___Toc18824_3910051749" text:style-name="Index_20_Link" text:visited-style-name="Index_20_Link">Features<text:tab/>4</text:a></text:p>
          <text:p text:style-name="P6"><text:a xlink:type="simple" xlink:href="#__RefHeading___Toc20426_3910051749" text:style-name="Index_20_Link" text:visited-style-name="Index_20_Link">Hit points<text:tab/>5</text:a></text:p>
          <text:p text:style-name="P6"><text:a xlink:type="simple" xlink:href="#__RefHeading___Toc18826_3910051749" text:style-name="Index_20_Link" text:visited-style-name="Index_20_Link">Weapons<text:tab/>5</text:a></text:p>
          <text:p text:style-name="P5"><text:a xlink:type="simple" xlink:href="#__RefHeading___Toc18828_3910051749" text:style-name="Index_20_Link" text:visited-style-name="Index_20_Link">Pilot<text:tab/>7</text:a></text:p>
          <text:p text:style-name="P6"><text:a xlink:type="simple" xlink:href="#__RefHeading___Toc18830_3910051749" text:style-name="Index_20_Link" text:visited-style-name="Index_20_Link">Armor class<text:tab/>8</text:a></text:p>
          <text:p text:style-name="P6"><text:a xlink:type="simple" xlink:href="#__RefHeading___Toc18832_3910051749" text:style-name="Index_20_Link" text:visited-style-name="Index_20_Link">Attack rolls<text:tab/>8</text:a></text:p>
          <text:p text:style-name="P6"><text:a xlink:type="simple" xlink:href="#__RefHeading___Toc20401_3910051749" text:style-name="Index_20_Link" text:visited-style-name="Index_20_Link">Damage<text:tab/>8</text:a></text:p>
          <text:p text:style-name="P6"><text:a xlink:type="simple" xlink:href="#__RefHeading___Toc18834_3910051749" text:style-name="Index_20_Link" text:visited-style-name="Index_20_Link">Hit points<text:tab/>8</text:a></text:p>
          <text:p text:style-name="P5"><text:a xlink:type="simple" xlink:href="#__RefHeading___Toc20428_3910051749" text:style-name="Index_20_Link" text:visited-style-name="Index_20_Link">System damage<text:tab/>8</text:a></text:p>
          <text:p text:style-name="P6"><text:a xlink:type="simple" xlink:href="#__RefHeading___Toc20430_3910051749" text:style-name="Index_20_Link" text:visited-style-name="Index_20_Link">Glitching- Step 1<text:tab/>8</text:a></text:p>
          <text:p text:style-name="P6"><text:a xlink:type="simple" xlink:href="#__RefHeading___Toc20432_3910051749" text:style-name="Index_20_Link" text:visited-style-name="Index_20_Link">Broken- Step 2<text:tab/>8</text:a></text:p>
          <text:p text:style-name="P6"><text:a xlink:type="simple" xlink:href="#__RefHeading___Toc20434_3910051749" text:style-name="Index_20_Link" text:visited-style-name="Index_20_Link">Wrecked- Step 3<text:tab/>8</text:a></text:p>
          <text:p text:style-name="P6"><text:a xlink:type="simple" xlink:href="#__RefHeading___Toc20436_3910051749" text:style-name="Index_20_Link" text:visited-style-name="Index_20_Link">Engines<text:tab/>9</text:a></text:p>
          <text:p text:style-name="P6"><text:a xlink:type="simple" xlink:href="#__RefHeading___Toc20438_3910051749" text:style-name="Index_20_Link" text:visited-style-name="Index_20_Link">Life support<text:tab/>9</text:a></text:p>
          <text:p text:style-name="P6"><text:a xlink:type="simple" xlink:href="#__RefHeading___Toc20440_3910051749" text:style-name="Index_20_Link" text:visited-style-name="Index_20_Link">Power<text:tab/>9</text:a></text:p>
          <text:p text:style-name="P6"><text:a xlink:type="simple" xlink:href="#__RefHeading___Toc20442_3910051749" text:style-name="Index_20_Link" text:visited-style-name="Index_20_Link">Sensors<text:tab/>9</text:a></text:p>
          <text:p text:style-name="P6"><text:a xlink:type="simple" xlink:href="#__RefHeading___Toc20444_3910051749" text:style-name="Index_20_Link" text:visited-style-name="Index_20_Link">Weapons<text:tab/>9</text:a></text:p>
          <text:p text:style-name="P5"><text:a xlink:type="simple" xlink:href="#__RefHeading___Toc20446_3910051749" text:style-name="Index_20_Link" text:visited-style-name="Index_20_Link">Crew actions<text:tab/>10</text:a></text:p>
          <text:p text:style-name="P6"><text:a xlink:type="simple" xlink:href="#__RefHeading___Toc20448_3910051749" text:style-name="Index_20_Link" text:visited-style-name="Index_20_Link">Captain<text:tab/>10</text:a></text:p>
          <text:p text:style-name="P6"><text:a xlink:type="simple" xlink:href="#__RefHeading___Toc20450_3910051749" text:style-name="Index_20_Link" text:visited-style-name="Index_20_Link">Consellor<text:tab/>10</text:a></text:p>
          <text:p text:style-name="P6"><text:soft-page-break/><text:a xlink:type="simple" xlink:href="#__RefHeading___Toc20452_3910051749" text:style-name="Index_20_Link" text:visited-style-name="Index_20_Link">Engineer<text:tab/>10</text:a></text:p>
          <text:p text:style-name="P6"><text:a xlink:type="simple" xlink:href="#__RefHeading___Toc20454_3910051749" text:style-name="Index_20_Link" text:visited-style-name="Index_20_Link">Gunner<text:tab/>10</text:a></text:p>
          <text:p text:style-name="P6"><text:a xlink:type="simple" xlink:href="#__RefHeading___Toc20456_3910051749" text:style-name="Index_20_Link" text:visited-style-name="Index_20_Link">Muscle<text:tab/>11</text:a></text:p>
          <text:p text:style-name="P6"><text:a xlink:type="simple" xlink:href="#__RefHeading___Toc20458_3910051749" text:style-name="Index_20_Link" text:visited-style-name="Index_20_Link">Pilot<text:tab/>11</text:a></text:p>
          <text:p text:style-name="P6"><text:a xlink:type="simple" xlink:href="#__RefHeading___Toc20460_3910051749" text:style-name="Index_20_Link" text:visited-style-name="Index_20_Link">Science officer<text:tab/>11</text:a></text:p>
        </text:index-body>
      </text:table-of-content>
      <text:h text:style-name="P7" text:outline-level="1"><text:bookmark-start text:name="__RefHeading___Toc10259_3910051749"/>Spaceship frame<text:span text:style-name="T27">s</text:span><text:bookmark-end text:name="__RefHeading___Toc10259_3910051749"/></text:h>
      <text:p text:style-name="P87">While spaceships take many forms, they can be classified as having on of the following frames. Each frame determines the spaceships size, starting engine, <text:span text:style-name="T26">weapon slots</text:span>, and other characterstics.</text:p>
      <text:h text:style-name="P12" text:outline-level="2"><text:bookmark-start text:name="__RefHeading___Toc10261_3910051749"/>Racer<text:bookmark-end text:name="__RefHeading___Toc10261_3910051749"/></text:h>
      <text:p text:style-name="P86"><text:span text:style-name="T2">Size</text:span>: Tiny</text:p>
      <text:p text:style-name="P86"><text:span text:style-name="T2">Maneuverability</text:span>: Perfect</text:p>
      <text:p text:style-name="P86"><text:span text:style-name="T2">HP</text:span>: 50</text:p>
      <text:p text:style-name="P86"><text:span text:style-name="T2">Damage</text:span> <text:span text:style-name="T2">Threshold</text:span>: 10</text:p>
      <text:p text:style-name="P47">Base speed<text:span text:style-name="T6">: 100</text:span><text:span text:style-name="T11">0</text:span><text:span text:style-name="T6">km/s</text:span></text:p>
      <text:p text:style-name="P47">FTL<text:span text:style-name="T6"> </text:span>Speed<text:span text:style-name="T6">: </text:span><text:span text:style-name="T7">100 ly/h</text:span></text:p>
      <text:p text:style-name="P86"><text:span text:style-name="T5">Crew</text:span>: 1</text:p>
      <text:p text:style-name="P86"><text:span text:style-name="T2">Weapons</text:span>: 1 light forward</text:p>
      <text:p text:style-name="P52">Rooms<text:span text:style-name="T6">: Cockpit</text:span></text:p>
      <text:h text:style-name="P12" text:outline-level="2"><text:bookmark-start text:name="__RefHeading___Toc10263_3910051749"/>Interceptor<text:bookmark-end text:name="__RefHeading___Toc10263_3910051749"/></text:h>
      <text:p text:style-name="P86"><text:span text:style-name="T2">Size</text:span>: Tiny</text:p>
      <text:p text:style-name="P86"><text:span text:style-name="T2">Maneuverability</text:span>: Perfect</text:p>
      <text:p text:style-name="P86"><text:span text:style-name="T2">HP</text:span>: 70</text:p>
      <text:p text:style-name="P86"><text:span text:style-name="T2">Damage</text:span> <text:span text:style-name="T2">Threshold</text:span>: 10</text:p>
      <text:p text:style-name="P43">Base speed<text:span text:style-name="T6">: </text:span><text:span text:style-name="T7">80</text:span><text:span text:style-name="T11">0</text:span><text:span text:style-name="T6">km/s</text:span></text:p>
      <text:p text:style-name="P43">FTL<text:span text:style-name="T6"> </text:span>Speed<text:span text:style-name="T6">: </text:span><text:span text:style-name="T7">None</text:span></text:p>
      <text:p text:style-name="P86"><text:span text:style-name="T5">Crew</text:span>: 1</text:p>
      <text:p text:style-name="P86"><text:span text:style-name="T2">Weapons</text:span>: 1 light forward</text:p>
      <text:p text:style-name="P52">Rooms<text:span text:style-name="T6">: Cockpit</text:span></text:p>
      <text:h text:style-name="P14" text:outline-level="2"><text:bookmark-start text:name="__RefHeading___Toc10265_3910051749"/>Fighter<text:bookmark-end text:name="__RefHeading___Toc10265_3910051749"/></text:h>
      <text:p text:style-name="P82"><text:span text:style-name="T2">Size</text:span>: <text:span text:style-name="T23">Tiny</text:span></text:p>
      <text:p text:style-name="P82"><text:span text:style-name="T2">Maneuverability</text:span>: <text:span text:style-name="T23">Good</text:span></text:p>
      <text:p text:style-name="P82"><text:span text:style-name="T2">HP</text:span>: <text:span text:style-name="T23">100</text:span></text:p>
      <text:p text:style-name="P82"><text:soft-page-break/><text:span text:style-name="T2">Damage</text:span> <text:span text:style-name="T2">Threshold</text:span>: <text:span text:style-name="T23">20</text:span></text:p>
      <text:p text:style-name="P43">Base speed<text:span text:style-name="T6">: </text:span><text:span text:style-name="T7">70</text:span><text:span text:style-name="T11">0</text:span><text:span text:style-name="T6">km/s</text:span></text:p>
      <text:p text:style-name="P43">FTL<text:span text:style-name="T6"> </text:span>Speed<text:span text:style-name="T6">: </text:span><text:span text:style-name="T7">None</text:span></text:p>
      <text:p text:style-name="P82"><text:span text:style-name="T5">Crew</text:span>: 1-2</text:p>
      <text:p text:style-name="P82"><text:span text:style-name="T2">Weapons</text:span>: <text:span text:style-name="T23">1</text:span> light forward, <text:span text:style-name="T23">1 light turret</text:span></text:p>
      <text:p text:style-name="P51">Rooms<text:span text:style-name="T6">: Cockpit</text:span></text:p>
      <text:h text:style-name="P15" text:outline-level="2"><text:bookmark-start text:name="__RefHeading___Toc10267_3910051749"/>Shuttle<text:bookmark-end text:name="__RefHeading___Toc10267_3910051749"/></text:h>
      <text:p text:style-name="P82"><text:span text:style-name="T2">Size</text:span>: <text:span text:style-name="T23">Small</text:span></text:p>
      <text:p text:style-name="P82"><text:span text:style-name="T2">Maneuverability</text:span>: <text:span text:style-name="T24">Average</text:span></text:p>
      <text:p text:style-name="P82"><text:span text:style-name="T2">HP</text:span>: <text:span text:style-name="T23">120</text:span></text:p>
      <text:p text:style-name="P82"><text:span text:style-name="T2">Damage</text:span> <text:span text:style-name="T2">Threshold</text:span>: <text:span text:style-name="T23">20</text:span></text:p>
      <text:p text:style-name="P43">Base speed<text:span text:style-name="T6">: 1</text:span><text:span text:style-name="T7">0</text:span><text:span text:style-name="T11">0</text:span><text:span text:style-name="T6">km/s</text:span></text:p>
      <text:p text:style-name="P43">FTL<text:span text:style-name="T6"> </text:span>Speed<text:span text:style-name="T6">: </text:span><text:span text:style-name="T7">100 ly/h</text:span></text:p>
      <text:p text:style-name="P82"><text:span text:style-name="T5">Crew</text:span>: 1-<text:span text:style-name="T23">4</text:span></text:p>
      <text:p text:style-name="P82"><text:span text:style-name="T2">Weapons</text:span>: 1 light <text:span text:style-name="T23">turret</text:span></text:p>
      <text:p text:style-name="P51">Rooms<text:span text:style-name="T6">: Cockpit, </text:span><text:span text:style-name="T7">3 cargo holds or passenger seating, </text:span><text:span text:style-name="T9">1</text:span><text:span text:style-name="T8"> crew cabin</text:span></text:p>
      <text:h text:style-name="P15" text:outline-level="2"><text:bookmark-start text:name="__RefHeading___Toc10269_3910051749"/>Frigate<text:bookmark-end text:name="__RefHeading___Toc10269_3910051749"/></text:h>
      <text:p text:style-name="P85"><text:span text:style-name="T2">Size</text:span>: <text:span text:style-name="T24">Small</text:span></text:p>
      <text:p text:style-name="P85"><text:span text:style-name="T2">Maneuverability</text:span>: <text:span text:style-name="T24">Good</text:span></text:p>
      <text:p text:style-name="P85"><text:span text:style-name="T2">HP</text:span>: <text:span text:style-name="T24">150</text:span></text:p>
      <text:p text:style-name="P85"><text:span text:style-name="T2">Damage</text:span> <text:span text:style-name="T2">Threshold</text:span>: <text:span text:style-name="T24">20</text:span></text:p>
      <text:p text:style-name="P46">Base speed<text:span text:style-name="T6">: </text:span><text:span text:style-name="T8">60</text:span><text:span text:style-name="T11">0</text:span><text:span text:style-name="T6">km/s</text:span></text:p>
      <text:p text:style-name="P46">FTL<text:span text:style-name="T6"> </text:span>Speed<text:span text:style-name="T6">: </text:span><text:span text:style-name="T8">80</text:span><text:span text:style-name="T7"> ly/h</text:span></text:p>
      <text:p text:style-name="P85"><text:span text:style-name="T5">Crew</text:span>: 1-<text:span text:style-name="T24">6</text:span></text:p>
      <text:p text:style-name="P85"><text:span text:style-name="T2">Weapons</text:span>: 1 <text:span text:style-name="T25">heavy forward, 2 light turret</text:span></text:p>
      <text:p text:style-name="P50"><text:span text:style-name="T23">Rooms</text:span><text:span text:style-name="T7">: Cockpit, </text:span><text:span text:style-name="T9">1 cargo hold, 2 crew cabins, 1 restoration room, 1 tiny hangar</text:span></text:p>
      <text:h text:style-name="P16" text:outline-level="2"><text:bookmark-start text:name="__RefHeading___Toc10271_3910051749"/>Explorer<text:bookmark-end text:name="__RefHeading___Toc10271_3910051749"/></text:h>
      <text:p text:style-name="P84"><text:span text:style-name="T2">Size</text:span>: <text:span text:style-name="T25">Medium</text:span></text:p>
      <text:p text:style-name="P84"><text:span text:style-name="T2">Maneuverability</text:span>: <text:span text:style-name="T25">Good</text:span></text:p>
      <text:p text:style-name="P84"><text:span text:style-name="T2">HP</text:span>: <text:span text:style-name="T25">200</text:span></text:p>
      <text:p text:style-name="P84"><text:span text:style-name="T2">Damage</text:span> <text:span text:style-name="T2">Threshold</text:span>: <text:span text:style-name="T25">20</text:span></text:p>
      <text:p text:style-name="P45">Base speed<text:span text:style-name="T6">: </text:span><text:span text:style-name="T9">6</text:span><text:span text:style-name="T6">0</text:span><text:span text:style-name="T11">0 </text:span><text:span text:style-name="T6">km/s</text:span></text:p>
      <text:p text:style-name="P45">FTL<text:span text:style-name="T6"> </text:span>Speed<text:span text:style-name="T6">: </text:span><text:span text:style-name="T10">200</text:span><text:span text:style-name="T9"> </text:span><text:span text:style-name="T7">ly/h</text:span></text:p>
      <text:p text:style-name="P84"><text:span text:style-name="T5">Crew</text:span>: 1-<text:span text:style-name="T25">6</text:span></text:p>
      <text:p text:style-name="P84"><text:span text:style-name="T2">Weapons</text:span>: 1 <text:span text:style-name="T25">heavy</text:span> forward, <text:span text:style-name="T25">1 light aft, 2 light turret</text:span></text:p>
      <text:p text:style-name="P49"><text:soft-page-break/><text:span text:style-name="T25">Rooms</text:span><text:span text:style-name="T9">: Cockpit, 2 cargo holds, 3 crew cabins, 1 restoration room, 1 science lab, 1 medecine bay, 1 tiny hangar</text:span></text:p>
      <text:h text:style-name="P16" text:outline-level="2"><text:bookmark-start text:name="__RefHeading___Toc10273_3910051749"/>Transport<text:bookmark-end text:name="__RefHeading___Toc10273_3910051749"/></text:h>
      <text:p text:style-name="P84"><text:span text:style-name="T2">Size</text:span>: <text:span text:style-name="T25">Medium</text:span></text:p>
      <text:p text:style-name="P84"><text:span text:style-name="T2">Maneuverability</text:span>: <text:span text:style-name="T25">Average</text:span></text:p>
      <text:p text:style-name="P84"><text:span text:style-name="T2">HP</text:span>: <text:span text:style-name="T25">250</text:span></text:p>
      <text:p text:style-name="P84"><text:span text:style-name="T2">Damage</text:span> <text:span text:style-name="T2">Threshold</text:span>: <text:span text:style-name="T25">20</text:span></text:p>
      <text:p text:style-name="P45">Base speed<text:span text:style-name="T6">: </text:span><text:span text:style-name="T9">50</text:span><text:span text:style-name="T11">0 k</text:span><text:span text:style-name="T6">m/s</text:span></text:p>
      <text:p text:style-name="P45">FTL<text:span text:style-name="T6"> </text:span>Speed<text:span text:style-name="T6">: </text:span><text:span text:style-name="T7">1</text:span><text:span text:style-name="T9">50</text:span><text:span text:style-name="T7"> ly/h</text:span></text:p>
      <text:p text:style-name="P84"><text:span text:style-name="T5">Crew</text:span>: 1-<text:span text:style-name="T25">6</text:span></text:p>
      <text:p text:style-name="P83"><text:span text:style-name="T2">Weapons</text:span>: 1 <text:span text:style-name="T25">heavy forward,</text:span><text:span text:style-name="T26"> 1 light aft, 3 light turret</text:span></text:p>
      <text:p text:style-name="P49"><text:span text:style-name="T25">Rooms</text:span><text:span text:style-name="T9">: Cockpit, </text:span><text:span text:style-name="T10">10 cargo holds, 2 crew cabins, 1 restoration room</text:span></text:p>
      <text:h text:style-name="P17" text:outline-level="2"><text:bookmark-start text:name="__RefHeading___Toc10275_3910051749"/>Destroyer<text:bookmark-end text:name="__RefHeading___Toc10275_3910051749"/></text:h>
      <text:p text:style-name="P83"><text:span text:style-name="T2">Size</text:span>: <text:span text:style-name="T26">Medium</text:span></text:p>
      <text:p text:style-name="P83"><text:span text:style-name="T2">Maneuverability</text:span>: <text:span text:style-name="T26">Average</text:span></text:p>
      <text:p text:style-name="P83"><text:span text:style-name="T2">HP</text:span>: <text:span text:style-name="T26">300</text:span></text:p>
      <text:p text:style-name="P83"><text:span text:style-name="T2">Damage</text:span> <text:span text:style-name="T2">Threshold</text:span>: <text:span text:style-name="T26">20</text:span></text:p>
      <text:p text:style-name="P44">Base speed<text:span text:style-name="T6">: <text:s/></text:span><text:span text:style-name="T10">50</text:span><text:span text:style-name="T11">0 </text:span><text:span text:style-name="T6">km/s</text:span></text:p>
      <text:p text:style-name="P44">FTL<text:span text:style-name="T6"> </text:span>Speed<text:span text:style-name="T6">: </text:span><text:span text:style-name="T10">80</text:span><text:span text:style-name="T7"> ly/h</text:span></text:p>
      <text:p text:style-name="P83"><text:span text:style-name="T5">Crew</text:span>: 1-<text:span text:style-name="T26">6</text:span></text:p>
      <text:p text:style-name="P83"><text:span text:style-name="T2">Weapons</text:span>: 1 <text:span text:style-name="T26">heavy</text:span> forward, <text:span text:style-name="T26">1 heavy turret, 1 light turret</text:span></text:p>
      <text:p text:style-name="P48"><text:span text:style-name="T23">Rooms</text:span><text:span text:style-name="T7">: Cockpit, </text:span><text:span text:style-name="T10">1 cargo hold, 2 crew cabins, 1 hangar bay</text:span></text:p>
      <text:h text:style-name="P13" text:outline-level="2"><text:bookmark-start text:name="__RefHeading___Toc10277_3910051749"/>Template<text:bookmark-end text:name="__RefHeading___Toc10277_3910051749"/></text:h>
      <text:p text:style-name="P82"><text:span text:style-name="T2">Size</text:span>: </text:p>
      <text:p text:style-name="P82"><text:span text:style-name="T2">Maneuverability</text:span>: Perfect</text:p>
      <text:p text:style-name="P82"><text:span text:style-name="T2">HP</text:span>: </text:p>
      <text:p text:style-name="P82"><text:span text:style-name="T2">Damage</text:span> <text:span text:style-name="T2">Threshold</text:span>: </text:p>
      <text:p text:style-name="P43">Base speed<text:span text:style-name="T6">: 100</text:span><text:span text:style-name="T11">0 </text:span><text:span text:style-name="T6">km/s</text:span></text:p>
      <text:p text:style-name="P43">FTL<text:span text:style-name="T6"> </text:span>Speed<text:span text:style-name="T6">: </text:span><text:span text:style-name="T7">100 ly/h</text:span></text:p>
      <text:p text:style-name="P82"><text:span text:style-name="T5">Crew</text:span>: 1-2</text:p>
      <text:p text:style-name="P82"><text:span text:style-name="T2">Weapons</text:span>: 1 light forward</text:p>
      <text:p text:style-name="P82"><text:span text:style-name="T3">Rooms</text:span><text:span text:style-name="T7">: Cockpit</text:span></text:p>
      <text:h text:style-name="P8" text:outline-level="1"><text:bookmark-start text:name="__RefHeading___Toc18824_3910051749"/><text:soft-page-break/>Features<text:bookmark-end text:name="__RefHeading___Toc18824_3910051749"/></text:h>
      <text:p text:style-name="Text_20_body">While two ships that shares the same frame shares a few characteristics, they can look very different. The remaining features of a spaceship not determined by their frame is determined by the point system listed here. <text:span text:style-name="T29">Each ship has a total of 20 c</text:span><text:span text:style-name="T34">u</text:span><text:span text:style-name="T29">st</text:span><text:span text:style-name="T34">o</text:span><text:span text:style-name="T29">mi</text:span><text:span text:style-name="T34">z</text:span><text:span text:style-name="T29">ation </text:span><text:span text:style-name="T34">p</text:span><text:span text:style-name="T29">oints that can be spent on augmenting different characteristics.</text:span></text:p>
      <text:h text:style-name="Heading_20_2" text:outline-level="2"><text:bookmark-start text:name="__RefHeading___Toc20426_3910051749"/>Hit points<text:bookmark-end text:name="__RefHeading___Toc20426_3910051749"/></text:h>
      <text:p text:style-name="P71">Each spaceship Frame lists the number of hit points it gets at 1st level(The pilot also more hit points to a ship). It gains bonus hit points equal to the number listed at 5<text:span text:style-name="T31">th</text:span>, 11<text:span text:style-name="T31">th</text:span>, 15<text:span text:style-name="T31">th</text:span>, and 17<text:span text:style-name="T31">th</text:span>. When a ship is reduced to 20% of its hit point maximum, it loses its shields. For each hit after losing the shield, one of its systems(or two, on a critical hit), chosen at random, gains the Glitching condition. If it already has the Glitching condition, it gains the Broken condition. If it allready has the Broken condition, it gains the Wrecked condition (See System damage below). </text:p>
      <text:h text:style-name="Heading_20_2" text:outline-level="2"><text:bookmark-start text:name="__RefHeading___Toc18826_3910051749"/>Weapons<text:bookmark-end text:name="__RefHeading___Toc18826_3910051749"/></text:h>
      <text:p text:style-name="P81">Space is a dangerouns space plagued with hostile aliens, pirates, and worse. As a result most ships have at least a few weapons to <text:span text:style-name="T33">defend</text:span> themselves and their cargo with.</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Name</text:p>
          </table:table-cell>
          <table:table-cell table:style-name="Table1.A1" office:value-type="string">
            <text:p text:style-name="P1">Traits</text:p>
          </table:table-cell>
          <table:table-cell table:style-name="Table1.C1" office:value-type="string">
            <text:p text:style-name="P31">Category</text:p>
          </table:table-cell>
          <table:table-cell table:style-name="Table1.A1" office:value-type="string">
            <text:p text:style-name="P1">Dice</text:p>
          </table:table-cell>
          <table:table-cell table:style-name="Table1.A1" office:value-type="string">
            <text:p text:style-name="P1">Range</text:p>
          </table:table-cell>
        </table:table-row>
        <table:table-row table:style-name="Table1.1">
          <table:table-cell table:style-name="Table1.A1" office:value-type="string">
            <text:p text:style-name="P62">Chain cannon</text:p>
          </table:table-cell>
          <table:table-cell table:style-name="Table1.A1" office:value-type="string">
            <text:p text:style-name="P63">Ripper</text:p>
          </table:table-cell>
          <table:table-cell table:style-name="Table1.C1" office:value-type="string">
            <text:p text:style-name="P62">Light</text:p>
          </table:table-cell>
          <table:table-cell table:style-name="Table1.A1" office:value-type="string">
            <text:p text:style-name="P63">2d8</text:p>
          </table:table-cell>
          <table:table-cell table:style-name="Table1.A1" office:value-type="string">
            <text:p text:style-name="P63">300km</text:p>
          </table:table-cell>
        </table:table-row>
        <table:table-row table:style-name="Table1.1">
          <table:table-cell table:style-name="Table1.A3" office:value-type="string">
            <text:p text:style-name="P65">Dual laser cannons</text:p>
          </table:table-cell>
          <table:table-cell table:style-name="Table1.A3" office:value-type="string">
            <text:p text:style-name="P65">Multishot(2)</text:p>
          </table:table-cell>
          <table:table-cell table:style-name="Table1.C3" office:value-type="string">
            <text:p text:style-name="P65">Light</text:p>
          </table:table-cell>
          <table:table-cell table:style-name="Table1.A3" office:value-type="string">
            <text:p text:style-name="P65">1d8</text:p>
          </table:table-cell>
          <table:table-cell table:style-name="Table1.A3" office:value-type="string">
            <text:p text:style-name="P65">1000km</text:p>
          </table:table-cell>
        </table:table-row>
        <table:table-row table:style-name="Table1.1">
          <table:table-cell table:style-name="Table1.A3" office:value-type="string">
            <text:p text:style-name="P29">Light coilgun</text:p>
          </table:table-cell>
          <table:table-cell table:style-name="Table1.A3" office:value-type="string">
            <text:p text:style-name="P60"/>
          </table:table-cell>
          <table:table-cell table:style-name="Table1.C3" office:value-type="string">
            <text:p text:style-name="P29">Light</text:p>
          </table:table-cell>
          <table:table-cell table:style-name="Table1.A3" office:value-type="string">
            <text:p text:style-name="P61">2d8</text:p>
          </table:table-cell>
          <table:table-cell table:style-name="Table1.A3" office:value-type="string">
            <text:p text:style-name="P3"><text:span text:style-name="T34">12</text:span>00km</text:p>
          </table:table-cell>
        </table:table-row>
        <table:table-row table:style-name="Table1.1">
          <table:table-cell table:style-name="Table1.A3" office:value-type="string">
            <text:p text:style-name="P62">EMP cannon</text:p>
          </table:table-cell>
          <table:table-cell table:style-name="Table1.A3" office:value-type="string">
            <text:p text:style-name="P63">EMP</text:p>
          </table:table-cell>
          <table:table-cell table:style-name="Table1.C3" office:value-type="string">
            <text:p text:style-name="P30">Light</text:p>
          </table:table-cell>
          <table:table-cell table:style-name="Table1.A3" office:value-type="string">
            <text:p text:style-name="P63">No damage</text:p>
          </table:table-cell>
          <table:table-cell table:style-name="Table1.A3" office:value-type="string">
            <text:p text:style-name="P3"/>
          </table:table-cell>
        </table:table-row>
        <table:table-row table:style-name="Table1.1">
          <table:table-cell table:style-name="Table1.A3" office:value-type="string">
            <text:p text:style-name="P62">Light particle cannon</text:p>
          </table:table-cell>
          <table:table-cell table:style-name="Table1.A3" office:value-type="string">
            <text:p text:style-name="P59"/>
          </table:table-cell>
          <table:table-cell table:style-name="Table1.C3" office:value-type="string">
            <text:p text:style-name="P30">Light</text:p>
          </table:table-cell>
          <table:table-cell table:style-name="Table1.A3" office:value-type="string">
            <text:p text:style-name="P3"/>
          </table:table-cell>
          <table:table-cell table:style-name="Table1.A3" office:value-type="string">
            <text:p text:style-name="P3"/>
          </table:table-cell>
        </table:table-row>
        <table:table-row table:style-name="Table1.1">
          <table:table-cell table:style-name="Table1.A3" office:value-type="string">
            <text:p text:style-name="P64">Light Plasma Artillery</text:p>
          </table:table-cell>
          <table:table-cell table:style-name="Table1.A3" office:value-type="string">
            <text:p text:style-name="P64">Overheat</text:p>
          </table:table-cell>
          <table:table-cell table:style-name="Table1.C3" office:value-type="string">
            <text:p text:style-name="P30">Light</text:p>
          </table:table-cell>
          <table:table-cell table:style-name="Table1.A3" office:value-type="string">
            <text:p text:style-name="P64">2d8</text:p>
          </table:table-cell>
          <table:table-cell table:style-name="Table1.A3" office:value-type="string">
            <text:p text:style-name="P64">1500km</text:p>
          </table:table-cell>
        </table:table-row>
        <table:table-row table:style-name="Table1.1">
          <table:table-cell table:style-name="Table1.A3" office:value-type="string">
            <text:p text:style-name="P65">Light torpedo launcher</text:p>
          </table:table-cell>
          <table:table-cell table:style-name="Table1.A3" office:value-type="string">
            <text:p text:style-name="P65">Piercing, Tracking(300km)</text:p>
          </table:table-cell>
          <table:table-cell table:style-name="Table1.C3" office:value-type="string">
            <text:p text:style-name="P65">Light</text:p>
          </table:table-cell>
          <table:table-cell table:style-name="Table1.A3" office:value-type="string">
            <text:p text:style-name="P65">2d10</text:p>
          </table:table-cell>
          <table:table-cell table:style-name="Table1.A3" office:value-type="string">
            <text:p text:style-name="P65">2000km</text:p>
          </table:table-cell>
        </table:table-row>
        <table:table-row table:style-name="Table1.1">
          <table:table-cell table:style-name="Table1.A3" office:value-type="string">
            <text:p text:style-name="P65">Micromissile battery</text:p>
          </table:table-cell>
          <table:table-cell table:style-name="Table1.A3" office:value-type="string">
            <text:p text:style-name="P65">Multishot(3), Tracking(400km)</text:p>
          </table:table-cell>
          <table:table-cell table:style-name="Table1.C3" office:value-type="string">
            <text:p text:style-name="P65">Light</text:p>
          </table:table-cell>
          <table:table-cell table:style-name="Table1.A3" office:value-type="string">
            <text:p text:style-name="P65">1d8</text:p>
          </table:table-cell>
          <table:table-cell table:style-name="Table1.A3" office:value-type="string">
            <text:p text:style-name="P65">1000km</text:p>
          </table:table-cell>
        </table:table-row>
        <text:soft-page-break/>
        <table:table-row table:style-name="Table1.1">
          <table:table-cell table:style-name="Table1.A3" office:value-type="string">
            <text:p text:style-name="P64">Mining laser</text:p>
          </table:table-cell>
          <table:table-cell table:style-name="Table1.A3" office:value-type="string">
            <text:p text:style-name="P64">Burrowing, <text:span text:style-name="T35">Beam</text:span></text:p>
          </table:table-cell>
          <table:table-cell table:style-name="Table1.C3" office:value-type="string">
            <text:p text:style-name="P30">Light</text:p>
          </table:table-cell>
          <table:table-cell table:style-name="Table1.A3" office:value-type="string">
            <text:p text:style-name="P64">2d10</text:p>
          </table:table-cell>
          <table:table-cell table:style-name="Table1.A3" office:value-type="string">
            <text:p text:style-name="P64">100km</text:p>
          </table:table-cell>
        </table:table-row>
        <table:table-row table:style-name="Table1.1">
          <table:table-cell table:style-name="Table1.A3" office:value-type="string">
            <text:p text:style-name="P65">Missile launcher</text:p>
          </table:table-cell>
          <table:table-cell table:style-name="Table1.A3" office:value-type="string">
            <text:p text:style-name="P65">Tracking(speed 500km)</text:p>
          </table:table-cell>
          <table:table-cell table:style-name="Table1.C3" office:value-type="string">
            <text:p text:style-name="P30">Light</text:p>
          </table:table-cell>
          <table:table-cell table:style-name="Table1.A3" office:value-type="string">
            <text:p text:style-name="P65">2d12</text:p>
          </table:table-cell>
          <table:table-cell table:style-name="Table1.A3" office:value-type="string">
            <text:p text:style-name="P65">1000km</text:p>
          </table:table-cell>
        </table:table-row>
        <table:table-row table:style-name="Table1.1">
          <table:table-cell table:style-name="Table1.A3" office:value-type="string">
            <text:p text:style-name="P66">Nuclear rocket launcher</text:p>
          </table:table-cell>
          <table:table-cell table:style-name="Table1.A3" office:value-type="string">
            <text:p text:style-name="P66">Tracking(speed 300km)</text:p>
          </table:table-cell>
          <table:table-cell table:style-name="Table1.C3" office:value-type="string">
            <text:p text:style-name="P66">Light</text:p>
          </table:table-cell>
          <table:table-cell table:style-name="Table1.A3" office:value-type="string">
            <text:p text:style-name="P66">4d8</text:p>
          </table:table-cell>
          <table:table-cell table:style-name="Table1.A3" office:value-type="string">
            <text:p text:style-name="P66">600<text:span text:style-name="T36">km</text:span></text:p>
          </table:table-cell>
        </table:table-row>
        <table:table-row table:style-name="Table1.1">
          <table:table-cell table:style-name="Table1.A3" office:value-type="string">
            <text:p text:style-name="P66">Antimatter cannon</text:p>
          </table:table-cell>
          <table:table-cell table:style-name="Table1.A3" office:value-type="string">
            <text:p text:style-name="P66">Eksplosion(<text:span text:style-name="T36">3</text:span>00km)</text:p>
          </table:table-cell>
          <table:table-cell table:style-name="Table1.C3" office:value-type="string">
            <text:p text:style-name="P66">Heavy</text:p>
          </table:table-cell>
          <table:table-cell table:style-name="Table1.A3" office:value-type="string">
            <text:p text:style-name="P66">2d20</text:p>
          </table:table-cell>
          <table:table-cell table:style-name="Table1.A3" office:value-type="string">
            <text:p text:style-name="P66"><text:span text:style-name="T36">12</text:span>00km</text:p>
          </table:table-cell>
        </table:table-row>
        <table:table-row table:style-name="Table1.1">
          <table:table-cell table:style-name="Table1.A3" office:value-type="string">
            <text:p text:style-name="P67">Dual coilcannon</text:p>
          </table:table-cell>
          <table:table-cell table:style-name="Table1.A3" office:value-type="string">
            <text:p text:style-name="P67">Multishot(2)</text:p>
          </table:table-cell>
          <table:table-cell table:style-name="Table1.C3" office:value-type="string">
            <text:p text:style-name="P67">Heavy</text:p>
          </table:table-cell>
          <table:table-cell table:style-name="Table1.A3" office:value-type="string">
            <text:p text:style-name="P67">2d12</text:p>
          </table:table-cell>
          <table:table-cell table:style-name="Table1.A3" office:value-type="string">
            <text:p text:style-name="P67">1000km</text:p>
          </table:table-cell>
        </table:table-row>
        <table:table-row table:style-name="Table1.1">
          <table:table-cell table:style-name="Table1.A3" office:value-type="string">
            <text:p text:style-name="P66">Gyrocannon</text:p>
          </table:table-cell>
          <table:table-cell table:style-name="Table1.A3" office:value-type="string">
            <text:p text:style-name="P66">Piercing</text:p>
          </table:table-cell>
          <table:table-cell table:style-name="Table1.C3" office:value-type="string">
            <text:p text:style-name="P66">Heavy</text:p>
          </table:table-cell>
          <table:table-cell table:style-name="Table1.A3" office:value-type="string">
            <text:p text:style-name="P66">5d8</text:p>
          </table:table-cell>
          <table:table-cell table:style-name="Table1.A3" office:value-type="string">
            <text:p text:style-name="P66">1500km</text:p>
          </table:table-cell>
        </table:table-row>
        <table:table-row table:style-name="Table1.1">
          <table:table-cell table:style-name="Table1.A3" office:value-type="string">
            <text:p text:style-name="P29"><text:span text:style-name="T35">Heavy</text:span> coilgun</text:p>
          </table:table-cell>
          <table:table-cell table:style-name="Table1.A3" office:value-type="string">
            <text:p text:style-name="P66"/>
          </table:table-cell>
          <table:table-cell table:style-name="Table1.C3" office:value-type="string">
            <text:p text:style-name="P66">Heavy</text:p>
          </table:table-cell>
          <table:table-cell table:style-name="Table1.A3" office:value-type="string">
            <text:p text:style-name="P66">4d12</text:p>
          </table:table-cell>
          <table:table-cell table:style-name="Table1.A3" office:value-type="string">
            <text:p text:style-name="P66">1200km</text:p>
          </table:table-cell>
        </table:table-row>
        <table:table-row table:style-name="Table1.1">
          <table:table-cell table:style-name="Table1.A3" office:value-type="string">
            <text:p text:style-name="P62"><text:span text:style-name="T35">Heavy</text:span> particle cannon</text:p>
          </table:table-cell>
          <table:table-cell table:style-name="Table1.A3" office:value-type="string">
            <text:p text:style-name="P66">Line</text:p>
          </table:table-cell>
          <table:table-cell table:style-name="Table1.C3" office:value-type="string">
            <text:p text:style-name="P66">Heavy</text:p>
          </table:table-cell>
          <table:table-cell table:style-name="Table1.A3" office:value-type="string">
            <text:p text:style-name="P66">3d10</text:p>
          </table:table-cell>
          <table:table-cell table:style-name="Table1.A3" office:value-type="string">
            <text:p text:style-name="P66">600km</text:p>
          </table:table-cell>
        </table:table-row>
        <table:table-row table:style-name="Table1.1">
          <table:table-cell table:style-name="Table1.A3" office:value-type="string">
            <text:p text:style-name="P64"><text:span text:style-name="T35">Heavy </text:span>Plasma Artillery</text:p>
          </table:table-cell>
          <table:table-cell table:style-name="Table1.A3" office:value-type="string">
            <text:p text:style-name="P66">Overheat</text:p>
          </table:table-cell>
          <table:table-cell table:style-name="Table1.C3" office:value-type="string">
            <text:p text:style-name="P66">Heavy</text:p>
          </table:table-cell>
          <table:table-cell table:style-name="Table1.A3" office:value-type="string">
            <text:p text:style-name="P66">7d6</text:p>
          </table:table-cell>
          <table:table-cell table:style-name="Table1.A3" office:value-type="string">
            <text:p text:style-name="P66">1800km</text:p>
          </table:table-cell>
        </table:table-row>
        <table:table-row table:style-name="Table1.1">
          <table:table-cell table:style-name="Table1.A3" office:value-type="string">
            <text:p text:style-name="P66">Heavy Solar Cannon</text:p>
          </table:table-cell>
          <table:table-cell table:style-name="Table1.A3" office:value-type="string">
            <text:p text:style-name="P66"/>
          </table:table-cell>
          <table:table-cell table:style-name="Table1.C3" office:value-type="string">
            <text:p text:style-name="P66">Heavy</text:p>
          </table:table-cell>
          <table:table-cell table:style-name="Table1.A3" office:value-type="string">
            <text:p text:style-name="P67">5d10</text:p>
          </table:table-cell>
          <table:table-cell table:style-name="Table1.A3" office:value-type="string">
            <text:p text:style-name="P67">300km</text:p>
          </table:table-cell>
        </table:table-row>
        <table:table-row table:style-name="Table1.1">
          <table:table-cell table:style-name="Table1.A3" office:value-type="string">
            <text:p text:style-name="P65"><text:span text:style-name="T35">Heavy</text:span> <text:span text:style-name="T35">T</text:span>orpedo <text:span text:style-name="T35">La</text:span>uncher</text:p>
          </table:table-cell>
          <table:table-cell table:style-name="Table1.A3" office:value-type="string">
            <text:p text:style-name="P67">Piercing, Tracking(300km)</text:p>
          </table:table-cell>
          <table:table-cell table:style-name="Table1.C3" office:value-type="string">
            <text:p text:style-name="P66">Heavy</text:p>
          </table:table-cell>
          <table:table-cell table:style-name="Table1.A3" office:value-type="string">
            <text:p text:style-name="P67">8d8</text:p>
          </table:table-cell>
          <table:table-cell table:style-name="Table1.A3" office:value-type="string">
            <text:p text:style-name="P67">2000km</text:p>
          </table:table-cell>
        </table:table-row>
        <table:table-row table:style-name="Table1.1">
          <table:table-cell table:style-name="Table1.A3" office:value-type="string">
            <text:p text:style-name="P66">Maser</text:p>
          </table:table-cell>
          <table:table-cell table:style-name="Table1.A3" office:value-type="string">
            <text:p text:style-name="P67">Radioactive</text:p>
          </table:table-cell>
          <table:table-cell table:style-name="Table1.C3" office:value-type="string">
            <text:p text:style-name="P66">Heavy</text:p>
          </table:table-cell>
          <table:table-cell table:style-name="Table1.A3" office:value-type="string">
            <text:p text:style-name="P67">4d12</text:p>
          </table:table-cell>
          <table:table-cell table:style-name="Table1.A3" office:value-type="string">
            <text:p text:style-name="P67">1000km</text:p>
          </table:table-cell>
        </table:table-row>
        <table:table-row table:style-name="Table1.1">
          <table:table-cell table:style-name="Table1.A3" office:value-type="string">
            <text:p text:style-name="P68">Megamissile battery</text:p>
          </table:table-cell>
          <table:table-cell table:style-name="Table1.A3" office:value-type="string">
            <text:p text:style-name="P68">Multishot(4)</text:p>
          </table:table-cell>
          <table:table-cell table:style-name="Table1.C3" office:value-type="string">
            <text:p text:style-name="P68">Heavy</text:p>
          </table:table-cell>
          <table:table-cell table:style-name="Table1.A3" office:value-type="string">
            <text:p text:style-name="P68">2d8</text:p>
          </table:table-cell>
          <table:table-cell table:style-name="Table1.A3" office:value-type="string">
            <text:p text:style-name="P68">1200km</text:p>
          </table:table-cell>
        </table:table-row>
        <table:table-row table:style-name="Table1.1">
          <table:table-cell table:style-name="Table1.A3" office:value-type="string">
            <text:p text:style-name="P67">Obliteration missiles launcher</text:p>
          </table:table-cell>
          <table:table-cell table:style-name="Table1.A3" office:value-type="string">
            <text:p text:style-name="P67">Eksplosion(200km), Tracking(400km)</text:p>
          </table:table-cell>
          <table:table-cell table:style-name="Table1.C3" office:value-type="string">
            <text:p text:style-name="P66">Heavy</text:p>
          </table:table-cell>
          <table:table-cell table:style-name="Table1.A3" office:value-type="string">
            <text:p text:style-name="P67">6d12</text:p>
          </table:table-cell>
          <table:table-cell table:style-name="Table1.A3" office:value-type="string">
            <text:p text:style-name="P67">1500km</text:p>
          </table:table-cell>
        </table:table-row>
        <table:table-row table:style-name="Table1.1">
          <table:table-cell table:style-name="Table1.A3" office:value-type="string">
            <text:p text:style-name="P67">Twinned laser artillery</text:p>
          </table:table-cell>
          <table:table-cell table:style-name="Table1.A3" office:value-type="string">
            <text:p text:style-name="P67">Multishot(2)</text:p>
          </table:table-cell>
          <table:table-cell table:style-name="Table1.C3" office:value-type="string">
            <text:p text:style-name="P66">Heavy</text:p>
          </table:table-cell>
          <table:table-cell table:style-name="Table1.A3" office:value-type="string">
            <text:p text:style-name="P67">4d6</text:p>
          </table:table-cell>
          <table:table-cell table:style-name="Table1.A3" office:value-type="string">
            <text:p text:style-name="P67">800km</text:p>
          </table:table-cell>
        </table:table-row>
      </table:table>
      <text:p text:style-name="Standard"/>
      <text:p text:style-name="P32">Beam<text:span text:style-name="T6">: A weapon with this property shoots a steady beam that destroys anything i its path. If you hit an </text:span><text:span text:style-name="T12">object or an immobilized creature you do not need to roll to hit the target until you use an action to do something other than shooting at the target.</text:span></text:p>
      <text:p text:style-name="P33">Burrowing<text:span text:style-name="T6">: This allows the ship to burrow 4m meter wide and thick holes and up to 10 meter deep holes </text:span><text:span text:style-name="T13">in 1 hour.</text:span></text:p>
      <text:p text:style-name="P35">Eksplosion<text:span text:style-name="T6">: On a hit, each ship or creature within the listed radius takes half as much damage as the original target.</text:span></text:p>
      <text:p text:style-name="P34">EMP<text:span text:style-name="T6">: A weapon with this property deals no damage and instead </text:span><text:span text:style-name="T14">gives two randomly determined systems the Glitching(or Broken if it allready was Glit</text:span><text:span text:style-name="T15">c</text:span><text:span text:style-name="T14">hing) condition for 2d4 rounds.</text:span></text:p>
      <text:p text:style-name="P69"><text:soft-page-break/><text:span text:style-name="T4">Line</text:span><text:span text:style-name="T15">: The weapon hits every target </text:span><text:span text:style-name="T16">i</text:span><text:span text:style-name="T6">n a straight line that pierces through multiple creatures, </text:span><text:span text:style-name="T16">ships,</text:span><text:span text:style-name="T6"> or obstacles. When attacking with such a weapon, make a single attack roll and compare it to the relevant Armor Class of all creatures and objects in a line extending to the weapon’s listed range increment. Roll damage only once. The weapon hits all targets with an AC equal to or lower than the attack roll. However, if an attack fails to damage a creature or obstacle hit in the line (typically due to damage reduction or hardness), the path is stopped and the attack doesn’t damage creatures farther away. A line weapon can’t damage targets beyond its listed range. If you score a critical hit, that effect applies only to the first target hit in the line, and you roll the critical damage separately. If multiple creatures are equally close, you choose which one takes the effects of the critical hit. A line weapon doesn’t benefit from feats or abilities that increase the damage of a single attack (such as the operative’s trick attack).</text:span></text:p>
      <text:p text:style-name="P36">Multishot<text:span text:style-name="T6">: The weapon fires multiple projectiles or shots against a single or multiple targets. Each shot deals the listed damage times the pilots level as normal, but you the Bonus damage is divided by the number of shots. </text:span><text:span text:style-name="T21">Any penalties or bonuses to attack applies for all attacks, but any bonus, penalties, or prescision damage applies only to one damage roll.</text:span></text:p>
      <text:p text:style-name="P36">Overheat<text:span text:style-name="T6">: The weapon rapidly overheats itself. If it fires more than 15 shots in a minute, it overheats and becomes unusable for 10 minutes.</text:span></text:p>
      <text:p text:style-name="P36">Piercer<text:span text:style-name="T6">: The weapon effectively pierces a ships hull. </text:span><text:span text:style-name="T17">When the ship has lost its shields(See Hit points above), a piercing weapon breakes through the ships hull and the ship automatically gains a broken system</text:span><text:span text:style-name="T20">(chosen at random)</text:span><text:span text:style-name="T17">, </text:span><text:span text:style-name="T20">instead of a glithing one. If the system allrady was glitching or broken, it becomes Wrecked instad.</text:span></text:p>
      <text:p text:style-name="P38">Radioactive<text:span text:style-name="T6">: If a weapon with the Radioactive property reduces a </text:span><text:span text:style-name="T19">spaceship to 0hp, the ship isn’t destroyed, but any crew member inside the ship takes as much damage as the ship.</text:span></text:p>
      <text:p text:style-name="P37">Ripper<text:span text:style-name="T6">: A ripper weapon deals devastating damage to a ships hull, but has problems breaking through a ships shields. The ripper weapon gain a circumstance bonus to damage rolls against a ship who has lost its shields equal to twice the pilot’s level, and a circumstance penalty to damage equal to </text:span><text:span text:style-name="T18">the pilots level.</text:span></text:p>
      <text:p text:style-name="P39">Tracking<text:span text:style-name="T6">: Unlike most other weapons, a Tracking weapon doesn’t hit immediatly, but instead moves the distance listed at the start of the ship’s turn. If the distance between the missile and the ship at any point is greater than the range of the weapon that fired the missile, the missile deactivates.</text:span></text:p>
      <text:h text:style-name="P9" text:outline-level="1"><text:bookmark-start text:name="__RefHeading___Toc18828_3910051749"/>Pilot<text:bookmark-end text:name="__RefHeading___Toc18828_3910051749"/></text:h>
      <text:p text:style-name="P70">Many characteristics of a ship are determined by the pilot. The pilot’s ability to dodge and lessen the impact of attacks increases the durability of the ship and the <text:span text:style-name="T28">gunner’s</text:span> aiming abilities increases the chance for a devastating hit.</text:p>
      <text:h text:style-name="Heading_20_2" text:outline-level="2"><text:bookmark-start text:name="__RefHeading___Toc18830_3910051749"/><text:soft-page-break/>Armor class<text:bookmark-end text:name="__RefHeading___Toc18830_3910051749"/></text:h>
      <text:p text:style-name="P70"><text:span text:style-name="T38">A ships Base AC is 5, but you a</text:span>dd the pilot’s bonus to <text:span text:style-name="T28">Dexterity(</text:span>piloting<text:span text:style-name="T28">)</text:span> checks to the ships AC.</text:p>
      <text:h text:style-name="P18" text:outline-level="2"><text:bookmark-start text:name="__RefHeading___Toc18832_3910051749"/>Attack rolls<text:bookmark-end text:name="__RefHeading___Toc18832_3910051749"/></text:h>
      <text:p text:style-name="P80">You use the gunners Dexterity(piloting) <text:span text:style-name="T30">checks for Attack rolls.</text:span></text:p>
      <text:h text:style-name="P19" text:outline-level="2"><text:bookmark-start text:name="__RefHeading___Toc20401_3910051749"/>Damage<text:bookmark-end text:name="__RefHeading___Toc20401_3910051749"/></text:h>
      <text:p text:style-name="P79">The <text:span text:style-name="T32">damage a starship deals is multiplied by the pilots level </text:span><text:span text:style-name="T37">and you add</text:span><text:span text:style-name="T32"> 25*the number of damage dice the pilot deals with weapons </text:span><text:span text:style-name="T37">as a Bonus damage</text:span><text:span text:style-name="T32">.</text:span></text:p>
      <text:h text:style-name="P20" text:outline-level="2"><text:bookmark-start text:name="__RefHeading___Toc18834_3910051749"/>Hit points<text:bookmark-end text:name="__RefHeading___Toc18834_3910051749"/></text:h>
      <text:p text:style-name="P72">For each level the pilot has, increases the ships hit points by 200hp (minimum +200hp).</text:p>
      <text:h text:style-name="P10" text:outline-level="1"><text:bookmark-start text:name="__RefHeading___Toc20428_3910051749"/>System damage<text:bookmark-end text:name="__RefHeading___Toc20428_3910051749"/></text:h>
      <text:p text:style-name="P73"><text:span text:style-name="T38">After a ship has lost its shields, its systems are at risk of getting damage</text:span><text:span text:style-name="T39">d</text:span><text:span text:style-name="T38">. </text:span><text:s/>Once a starship has been damaged, critical systems might malfunction or shut down altogether, leaving its passengers without electricity, gravity, or even air. Such damage might also cause a starship to lose its sensors, propulsion, or weapons systems, which could spell defeat during an active engagement.</text:p>
      <text:h text:style-name="P21" text:outline-level="2"><text:bookmark-start text:name="__RefHeading___Toc20430_3910051749"/>Glitching- <text:span text:style-name="T43">Step 1</text:span><text:bookmark-end text:name="__RefHeading___Toc20430_3910051749"/></text:h>
      <text:p text:style-name="P74">A Glitching system is malfunctioning and doesn’t operate at peak performance. All checks involving the Glitching system takes a -2 circumstance penalty. Each system might also be hampered in additional ways when Glitching.</text:p>
      <text:h text:style-name="P21" text:outline-level="2"><text:bookmark-start text:name="__RefHeading___Toc20432_3910051749"/>Broken- <text:span text:style-name="T43">Step 2</text:span><text:bookmark-end text:name="__RefHeading___Toc20432_3910051749"/></text:h>
      <text:p text:style-name="P74">A Broken system no longer functions, but can be repaired by a skilled engineered. All checks involving a Broken system automatically fails, except the Repair and Hold it togheter <text:span text:style-name="T40">activities.</text:span></text:p>
      <text:h text:style-name="P21" text:outline-level="2"><text:bookmark-start text:name="__RefHeading___Toc20434_3910051749"/>Wrecked- <text:span text:style-name="T43">Step 3</text:span><text:bookmark-end text:name="__RefHeading___Toc20434_3910051749"/></text:h>
      <text:p text:style-name="P74">A Wrecked system is completely destroyed and is unrepairable. All checks involving a Wrecked system <text:span text:style-name="T40">automatically fails. A Wrecked system must be replaced in a process that typically takes 1d6 days and costs </text:span><text:span text:style-name="T41">100 000 units.</text:span></text:p>
      <text:p text:style-name="P74"><text:soft-page-break/></text:p>
      <table:table table:name="Table2" table:style-name="Table2" table:template-name="Default Style">
        <table:table-column table:style-name="Table2.A"/>
        <table:table-column table:style-name="Table2.B"/>
        <table:table-row table:style-name="TableLine93906004917904">
          <table:table-cell table:style-name="Table2.A1" office:value-type="string">
            <text:p text:style-name="P96">D100</text:p>
          </table:table-cell>
          <table:table-cell table:style-name="Table2.B1" office:value-type="string">
            <text:p text:style-name="P96">System</text:p>
          </table:table-cell>
        </table:table-row>
        <table:table-row table:style-name="Table2.2">
          <table:table-cell table:style-name="Table2.A2" office:value-type="string">
            <text:p text:style-name="P96">1-20</text:p>
          </table:table-cell>
          <table:table-cell table:style-name="Table2.B2" office:value-type="string">
            <text:p text:style-name="P96">Life support</text:p>
          </table:table-cell>
        </table:table-row>
        <table:table-row table:style-name="Table2.2">
          <table:table-cell table:style-name="Table2.A2" office:value-type="string">
            <text:p text:style-name="P96">21-<text:span text:style-name="T42">30</text:span></text:p>
          </table:table-cell>
          <table:table-cell table:style-name="Table2.B2" office:value-type="string">
            <text:p text:style-name="P96">Power</text:p>
          </table:table-cell>
        </table:table-row>
        <table:table-row table:style-name="Table2.2">
          <table:table-cell table:style-name="Table2.A2" office:value-type="string">
            <text:p text:style-name="P96"><text:span text:style-name="T42">3</text:span>1-<text:span text:style-name="T42">50</text:span></text:p>
          </table:table-cell>
          <table:table-cell table:style-name="Table2.B2" office:value-type="string">
            <text:p text:style-name="P96">Engines</text:p>
          </table:table-cell>
        </table:table-row>
        <table:table-row table:style-name="Table2.2">
          <table:table-cell table:style-name="Table2.A2" office:value-type="string">
            <text:p text:style-name="P96"><text:span text:style-name="T42">5</text:span>1-<text:span text:style-name="T42">8</text:span>0</text:p>
          </table:table-cell>
          <table:table-cell table:style-name="Table2.B2" office:value-type="string">
            <text:p text:style-name="P96">Weapons</text:p>
          </table:table-cell>
        </table:table-row>
        <table:table-row table:style-name="TableLine93906004917904">
          <table:table-cell table:style-name="Table2.A2" office:value-type="string">
            <text:p text:style-name="P96"><text:span text:style-name="T42">8</text:span>1-100</text:p>
          </table:table-cell>
          <table:table-cell table:style-name="Table2.B2" office:value-type="string">
            <text:p text:style-name="P96">Sensors</text:p>
          </table:table-cell>
        </table:table-row>
      </table:table>
      <text:h text:style-name="P22" text:outline-level="2" text:is-list-header="true"><text:bookmark-start text:name="__RefHeading___Toc20436_3910051749"/>Engines<text:bookmark-end text:name="__RefHeading___Toc20436_3910051749"/></text:h>
      <text:p text:style-name="P76">Engines causes a ship to move. If the Engines are Glitching, the ships speed is reduced by 100km. If the Engines are Broken or Wrecked, <text:span text:style-name="T41">the ship can’t move.</text:span></text:p>
      <text:h text:style-name="P22" text:outline-level="2"><text:bookmark-start text:name="__RefHeading___Toc20438_3910051749"/>Life support<text:bookmark-end text:name="__RefHeading___Toc20438_3910051749"/></text:h>
      <text:p text:style-name="P77">Life supports changes the air inside the ship in addition to provide other comforts and necessities. Glitching Life support causes all creatures that need to breathe inside the ship to take a -2 penalty to all checks. If Life support is Broken or Wrecked, there is enough air for 10 minutes of breathing, divided by the number of breathing creatures. After the air is gone, creatures inside the ship must hold their breath.</text:p>
      <text:h text:style-name="P22" text:outline-level="2"><text:bookmark-start text:name="__RefHeading___Toc20440_3910051749"/>Power<text:bookmark-end text:name="__RefHeading___Toc20440_3910051749"/></text:h>
      <text:p text:style-name="P77">All ships needs a power source to function. If the Power is Glitching all checks involving a part of the ship that needs Power to function takes the -2 penalty. If the Power is Broken or Wrecked, all systems immediatly shuts down, except Life support which has a reserve battery that lasts for 24 hours.</text:p>
      <text:h text:style-name="P22" text:outline-level="2"><text:bookmark-start text:name="__RefHeading___Toc20442_3910051749"/>Sensors<text:bookmark-end text:name="__RefHeading___Toc20442_3910051749"/></text:h>
      <text:p text:style-name="P77">Sensors are used for certain actions taken by the crew. All those checks takes the -2 penalty when the sensors are Glitching, and automatically fails when it is Broken or Wrecked.</text:p>
      <text:h text:style-name="P22" text:outline-level="2"><text:bookmark-start text:name="__RefHeading___Toc20444_3910051749"/>Weapons<text:bookmark-end text:name="__RefHeading___Toc20444_3910051749"/></text:h>
      <text:p text:style-name="P77">Randomly choose one weapon when the weapons suffers system damage. The rando<text:span text:style-name="T42">m</text:span>ly determined weapon takes the -2 penalty to attacks and damage. Ro<text:span text:style-name="T42">l</text:span>l again each time the weapons suffers system damage.</text:p>
      <text:h text:style-name="P11" text:outline-level="1"><text:bookmark-start text:name="__RefHeading___Toc20446_3910051749"/><text:soft-page-break/>Crew actions<text:bookmark-end text:name="__RefHeading___Toc20446_3910051749"/></text:h>
      <text:p text:style-name="P78">During spaceship combat, each crew member must choose a role. It can change between roles as an action.</text:p>
      <text:h text:style-name="P24" text:outline-level="2"><text:bookmark-start text:name="__RefHeading___Toc20448_3910051749"/>Captain<text:bookmark-end text:name="__RefHeading___Toc20448_3910051749"/></text:h>
      <text:p text:style-name="P88">The Captain commands his crew and inspires them.</text:p>
      <text:list xml:id="list85378119" text:style-name="L2">
        <text:list-item>
          <text:p text:style-name="P89"><text:span text:style-name="T2">Inspire</text:span>: Mental. Emotion. Choose on ally. The chosen ally gains a +4 circumstance bonus to its next check.</text:p>
        </text:list-item>
        <text:list-item>
          <text:p text:style-name="P89"><text:span text:style-name="T2">Inspiring</text:span> <text:span text:style-name="T2">speech</text:span>: As a two action activity, make a Diplomacy check with a Standard DC for your level. All crew member that heard your speech gains a +2 status bonus to their next check.</text:p>
        </text:list-item>
      </text:list>
      <text:h text:style-name="P27" text:outline-level="2"><text:bookmark-start text:name="__RefHeading___Toc20450_3910051749"/>Consellor<text:bookmark-end text:name="__RefHeading___Toc20450_3910051749"/></text:h>
      <text:p text:style-name="P94">A Consellour gives quick tips and helps others tackle stress.</text:p>
      <text:list xml:id="list1858598137" text:style-name="L6">
        <text:list-item>
          <text:p text:style-name="P95"><text:span text:style-name="T2">Tip</text:span>: You give an insightful tip to an ally. It gains a +2 circumstance bonus to it’s next check. </text:p>
        </text:list-item>
        <text:list-item>
          <text:p text:style-name="P56">Calm<text:span text:style-name="T6">: You help a creature calm down and focus its mind. It gains a +1 status bonus to all checks for 1 minute.</text:span></text:p>
        </text:list-item>
      </text:list>
      <text:h text:style-name="P25" text:outline-level="2"><text:bookmark-start text:name="__RefHeading___Toc20452_3910051749"/>Engineer<text:bookmark-end text:name="__RefHeading___Toc20452_3910051749"/></text:h>
      <text:p text:style-name="P90">The enginneer repairs and boosts the ship.</text:p>
      <text:list xml:id="list1404754229" text:style-name="L3">
        <text:list-item>
          <text:p text:style-name="P54">Repair<text:span text:style-name="T6">: As a two-action activity, choose one Glitching or Broken system </text:span><text:span text:style-name="T22">and make an Engineering check with a standard DC for your level. On a success you</text:span><text:span text:style-name="T6"> immediatly repair the system and it loses all conditions.</text:span></text:p>
        </text:list-item>
        <text:list-item>
          <text:p text:style-name="P53">Boost<text:span text:style-name="T6">: You boost a <text:s/>weapon’</text:span><text:span text:style-name="T22">s destructive potential</text:span><text:span text:style-name="T6">. </text:span><text:span text:style-name="T22">Make an Engineering check with a standard DC for your level. On a success you </text:span><text:span text:style-name="T6">boost a weapon </text:span><text:span text:style-name="T22">and </text:span><text:span text:style-name="T6">it gains a status bonus to damage equal to 10 times your level for its next attack. If you boost a weapon multiple times, the next attack that isn’t boosted gains the bonus to damage.</text:span></text:p>
        </text:list-item>
      </text:list>
      <text:h text:style-name="P23" text:outline-level="2"><text:bookmark-start text:name="__RefHeading___Toc20454_3910051749"/>Gunner<text:bookmark-end text:name="__RefHeading___Toc20454_3910051749"/></text:h>
      <text:p text:style-name="P78">The gunner fires the ships weapons. </text:p>
      <text:list xml:id="list3175640527" text:style-name="L1">
        <text:list-item>
          <text:p text:style-name="P40">Fire<text:span text:style-name="T6">: Attack. You make a </text:span><text:span text:style-name="T22">ranged </text:span><text:span text:style-name="T6">Strike using the chosen weapon. Apply your multiple attack penalty normally.</text:span></text:p>
        </text:list-item>
        <text:list-item>
          <text:p text:style-name="P40">Deadly shot<text:span text:style-name="T6">: Attack. You make a </text:span><text:span text:style-name="T22">ranged </text:span><text:span text:style-name="T6">Strike using a chosen weapon. You take a -4 penalty to this shot, but you gain a circumstance bonus to the damage equal to 10 times your level.</text:span></text:p>
        </text:list-item>
      </text:list>
      <text:h text:style-name="P26" text:outline-level="2"><text:bookmark-start text:name="__RefHeading___Toc20456_3910051749"/><text:soft-page-break/>Muscle<text:bookmark-end text:name="__RefHeading___Toc20456_3910051749"/></text:h>
      <text:p text:style-name="P92">The muscle carries crates around, helps with loading, and uses their strength to force machines unstuck.</text:p>
      <text:list xml:id="list1011429667" text:style-name="L5">
        <text:list-item>
          <text:p text:style-name="P75"><text:span text:style-name="T2">Assist</text:span>: You assist another creature by deliving the equipment needed, forcing a stuck machune unstuck, or otherwise helping accomplishing the check. The creature you assisted gains a +2 item bonus to its next check.</text:p>
        </text:list-item>
        <text:list-item>
          <text:p text:style-name="P93"><text:span text:style-name="T2">Quick load:</text:span> You help a gunner loading a weapon. Make an Athletics check, on a success, the gunner becomes quickened 1 and the weapon gains the Agile property until the start of your next turn.</text:p>
        </text:list-item>
      </text:list>
      <text:h text:style-name="P23" text:outline-level="2"><text:bookmark-start text:name="__RefHeading___Toc20458_3910051749"/>Pilot<text:bookmark-end text:name="__RefHeading___Toc20458_3910051749"/></text:h>
      <text:p text:style-name="P78">The pilots controlls the ships engines.</text:p>
      <text:list xml:id="list173149643785089" text:continue-list="list3175640527" text:style-name="L1">
        <text:list-item>
          <text:p text:style-name="P40">Fly<text:span text:style-name="T6">: Move. You move your ship up to its speed.</text:span></text:p>
        </text:list-item>
        <text:list-item>
          <text:p text:style-name="P41">Maneuver<text:span text:style-name="T6">: As a two-action activity, make a piloting check with a standard DC for your level, modified by the ships maneuverability. On a succes you make a Flying maneuver. </text:span></text:p>
        </text:list-item>
      </text:list>
      <text:h text:style-name="P25" text:outline-level="2"><text:bookmark-start text:name="__RefHeading___Toc20460_3910051749"/>Science officer<text:bookmark-end text:name="__RefHeading___Toc20460_3910051749"/></text:h>
      <text:list xml:id="list4175217725" text:style-name="L4">
        <text:list-item>
          <text:p text:style-name="P91"><text:span text:style-name="T2">Scan</text:span>: You scan an enemy ship. This reveals the ships frame, weapons, and damage taken, including system damage.</text:p>
        </text:list-item>
        <text:list-item>
          <text:p text:style-name="P55">Target system<text:span text:style-name="T6">: You target a specific system. As a two action activity, choose a weapon and a specific system on another ship that hasn’t suffered any system damage, and make a Computers check with a hard DC for your level. The next time the weapon deals damage to the ship, the system becomes Glitching.</text:span></text:p>
        </text:list-item>
      </text:list>
      <text:p text:style-name="P42"><text:span text:style-name="T6"/></text:p>
      <text:h text:style-name="P28"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21T17:31:47.892702100</dc:date>
    <meta:editing-duration>PT2H31M58S</meta:editing-duration>
    <meta:editing-cycles>13</meta:editing-cycles>
    <meta:document-statistic meta:table-count="2" meta:image-count="0" meta:object-count="0" meta:page-count="11" meta:paragraph-count="329" meta:word-count="2452" meta:character-count="14328" meta:non-whitespace-character-count="12208"/>
  </office:meta>
</office:document-meta>
</file>